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Microsoft Sans Serif" svg:font-family="'Microsoft Sans Serif'"/>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paragraph-properties fo:line-height="150%" style:writing-mode="page"/>
      <style:text-properties style:font-name="Arial1" fo:font-size="14pt" style:font-size-asian="14pt" style:font-size-complex="14pt"/>
    </style:style>
    <style:style style:name="P4" style:family="paragraph" style:parent-style-name="Standard">
      <style:paragraph-properties fo:line-height="150%" style:writing-mode="page"/>
    </style:style>
    <style:style style:name="P5" style:family="paragraph" style:parent-style-name="Základný_20_text_20__28_2_29_" style:master-page-name="">
      <style:paragraph-properties fo:margin-left="0in" fo:margin-right="0in" fo:line-height="150%" fo:text-align="start" style:justify-single-word="false" fo:text-indent="0.25in" style:auto-text-indent="false" style:page-number="auto" style:writing-mode="page"/>
    </style:style>
    <style:style style:name="P6" style:family="paragraph" style:parent-style-name="Základný_20_text" style:master-page-name="">
      <style:paragraph-properties fo:margin-left="0in" fo:margin-right="0in" fo:line-height="150%" fo:text-align="start" style:justify-single-word="false" fo:text-indent="0.25in" style:auto-text-indent="false" style:page-number="auto" style:writing-mode="page"/>
    </style:style>
    <style:style style:name="P7" style:family="paragraph" style:parent-style-name="Základný_20_text">
      <style:paragraph-properties fo:margin-left="0in" fo:margin-right="0in" fo:line-height="150%" fo:text-align="start" style:justify-single-word="false" fo:text-indent="0.25in" style:auto-text-indent="false" style:writing-mode="page"/>
    </style:style>
    <style:style style:name="P8" style:family="paragraph" style:parent-style-name="Základný_20_text" style:master-page-name="">
      <style:paragraph-properties fo:margin-left="0in" fo:margin-right="0in" fo:line-height="150%" fo:text-align="start" style:justify-single-word="false" fo:text-indent="0.25in" style:auto-text-indent="false" style:page-number="auto" style:writing-mode="page">
        <style:tab-stops>
          <style:tab-stop style:position="1.8835in"/>
          <style:tab-stop style:position="3.2945in"/>
          <style:tab-stop style:position="4.4228in"/>
        </style:tab-stops>
      </style:paragraph-properties>
    </style:style>
    <style:style style:name="P9" style:family="paragraph" style:parent-style-name="Základný_20_text" style:master-page-name="">
      <style:paragraph-properties fo:margin-left="0in" fo:margin-right="0in" fo:line-height="150%" fo:text-align="start" style:justify-single-word="false" fo:text-indent="0.25in" style:auto-text-indent="false" style:page-number="auto" style:writing-mode="page"/>
      <style:text-properties officeooo:paragraph-rsid="000ffde6"/>
    </style:style>
    <style:style style:name="P10" style:family="paragraph" style:parent-style-name="Základný_20_text">
      <style:paragraph-properties fo:margin-left="0in" fo:margin-right="0in" fo:line-height="150%" fo:text-align="start" style:justify-single-word="false" fo:text-indent="0.25in" style:auto-text-indent="false" style:writing-mode="page"/>
      <style:text-properties officeooo:paragraph-rsid="000ffde6"/>
    </style:style>
    <style:style style:name="P11" style:family="paragraph" style:parent-style-name="Základný_20_text" style:master-page-name="">
      <style:paragraph-properties fo:margin-left="0in" fo:margin-right="0in" fo:line-height="150%" fo:text-align="start" style:justify-single-word="false" fo:text-indent="0.25in" style:auto-text-indent="false" style:page-number="auto" style:writing-mode="page"/>
      <style:text-properties officeooo:paragraph-rsid="001065a6"/>
    </style:style>
    <style:style style:name="P12" style:family="paragraph" style:parent-style-name="Základný_20_text" style:master-page-name="">
      <style:paragraph-properties fo:margin-left="0in" fo:margin-right="0in" fo:line-height="150%" fo:text-align="start" style:justify-single-word="false" fo:text-indent="0in" style:auto-text-indent="false" style:page-number="auto" style:writing-mode="page"/>
    </style:style>
    <style:style style:name="P13" style:family="paragraph" style:parent-style-name="Hlavička_20_alebo_20_päta" style:master-page-name="">
      <style:paragraph-properties fo:margin-left="0in" fo:margin-right="0in" fo:line-height="150%" fo:text-align="start" style:justify-single-word="false" fo:text-indent="0in" style:auto-text-indent="false" style:page-number="auto" style:writing-mode="page"/>
    </style:style>
    <style:style style:name="P14" style:family="paragraph" style:parent-style-name="Obsah" style:master-page-name="">
      <style:paragraph-properties fo:margin-left="0in" fo:margin-right="0in" fo:line-height="150%" fo:text-align="start" style:justify-single-word="false" fo:text-indent="0in" style:auto-text-indent="false" style:page-number="auto" style:writing-mode="page"/>
    </style:style>
    <style:style style:name="P15" style:family="paragraph" style:parent-style-name="Základný_20_text" style:master-page-name="">
      <style:paragraph-properties fo:margin-left="0in" fo:margin-right="0in" fo:line-height="150%" fo:text-align="start" style:justify-single-word="false" fo:text-indent="0in" style:auto-text-indent="false" style:page-number="auto" style:writing-mode="page"/>
      <style:text-properties officeooo:paragraph-rsid="00101aec"/>
    </style:style>
    <style:style style:name="P16" style:family="paragraph" style:parent-style-name="Základný_20_text">
      <style:paragraph-properties fo:margin-left="0in" fo:margin-right="0in" fo:line-height="150%" fo:text-align="start" style:justify-single-word="false" fo:text-indent="0in" style:auto-text-indent="false" style:writing-mode="page"/>
      <style:text-properties officeooo:paragraph-rsid="00101aec"/>
    </style:style>
    <style:style style:name="P17" style:family="paragraph" style:parent-style-name="Obsah" style:master-page-name="">
      <style:paragraph-properties fo:margin-left="0in" fo:margin-right="0in" fo:line-height="150%" fo:text-align="start" style:justify-single-word="false" fo:text-indent="0in" style:auto-text-indent="false" style:page-number="auto" style:writing-mode="page">
        <style:tab-stops>
          <style:tab-stop style:position="0.9209in"/>
          <style:tab-stop style:position="2.9772in"/>
          <style:tab-stop style:position="3.3327in"/>
          <style:tab-stop style:position="3.9319in"/>
          <style:tab-stop style:position="4.3925in"/>
          <style:tab-stop style:position="4.7846in"/>
        </style:tab-stops>
      </style:paragraph-properties>
    </style:style>
    <style:style style:name="P18" style:family="paragraph" style:parent-style-name="Obsah" style:master-page-name="">
      <style:paragraph-properties fo:margin-left="0.25in" fo:margin-right="0in" fo:line-height="150%" fo:text-align="start" style:justify-single-word="false" fo:text-indent="-0.25in" style:auto-text-indent="false" style:page-number="auto" style:writing-mode="page">
        <style:tab-stops>
          <style:tab-stop style:position="4.198in" style:type="right"/>
        </style:tab-stops>
      </style:paragraph-properties>
      <style:text-properties officeooo:paragraph-rsid="000ffde6"/>
    </style:style>
    <style:style style:name="P19" style:family="paragraph" style:parent-style-name="Obsah">
      <style:paragraph-properties fo:margin-left="0.25in" fo:margin-right="0in" fo:line-height="150%" fo:text-align="start" style:justify-single-word="false" fo:text-indent="-0.25in" style:auto-text-indent="false" style:writing-mode="page">
        <style:tab-stops>
          <style:tab-stop style:position="4.198in" style:type="right"/>
        </style:tab-stops>
      </style:paragraph-properties>
      <style:text-properties officeooo:paragraph-rsid="000ffde6"/>
    </style:style>
    <style:style style:name="P20" style:family="paragraph" style:parent-style-name="Základný_20_text_20__28_2_29_" style:master-page-name="PageStyle0">
      <style:paragraph-properties fo:margin-left="0in" fo:margin-right="0in" fo:line-height="150%" fo:text-align="start" style:justify-single-word="false" fo:text-indent="0.25in" style:auto-text-indent="false" style:page-number="auto" style:writing-mode="page"/>
    </style:style>
    <style:style style:name="P21" style:family="paragraph" style:parent-style-name="Záhlavie_20__23_2" style:master-page-name="">
      <style:paragraph-properties fo:margin-left="0in" fo:margin-right="0in" fo:line-height="150%" fo:text-align="start" style:justify-single-word="false" fo:text-indent="0in" style:auto-text-indent="false" style:page-number="auto" style:writing-mode="page"/>
    </style:style>
    <style:style style:name="P22" style:family="paragraph" style:parent-style-name="Záhlavie_20__23_2">
      <style:paragraph-properties fo:margin-left="0in" fo:margin-right="0in" fo:line-height="150%" fo:text-align="start" style:justify-single-word="false" fo:text-indent="0in" style:auto-text-indent="false" style:writing-mode="page"/>
    </style:style>
    <style:style style:name="P23" style:family="paragraph" style:parent-style-name="Záhlavie_20__23_2" style:master-page-name="">
      <style:paragraph-properties fo:margin-left="0.25in" fo:margin-right="0in" fo:line-height="150%" fo:text-align="start" style:justify-single-word="false" fo:text-indent="-0.25in" style:auto-text-indent="false" style:page-number="auto" style:writing-mode="page"/>
    </style:style>
    <style:style style:name="P24" style:family="paragraph" style:parent-style-name="Záhlavie_20__23_2">
      <style:paragraph-properties fo:margin-left="0.25in" fo:margin-right="0in" fo:line-height="150%" fo:text-align="start" style:justify-single-word="false" fo:text-indent="-0.25in" style:auto-text-indent="false" style:writing-mode="page"/>
    </style:style>
    <style:style style:name="T1" style:family="text">
      <style:text-properties fo:color="#000000" loext:opacity="100%" style:font-name="Arial1" fo:font-size="14pt" fo:background-color="#80ffff" loext:char-shading-value="0" style:font-size-asian="14pt" style:font-size-complex="14pt"/>
    </style:style>
    <style:style style:name="T2" style:family="text">
      <style:text-properties fo:color="#000000" loext:opacity="100%" style:font-name="Arial1" fo:font-size="14pt" officeooo:rsid="000f7081" fo:background-color="#80ffff" loext:char-shading-value="0" style:font-size-asian="14pt" style:font-size-complex="14pt"/>
    </style:style>
    <style:style style:name="T3" style:family="text">
      <style:text-properties fo:color="#000000" loext:opacity="100%" style:font-name="Arial1" fo:font-size="14pt" officeooo:rsid="000ffde6" fo:background-color="#80ffff" loext:char-shading-value="0" style:font-size-asian="14pt" style:font-size-complex="14pt"/>
    </style:style>
    <style:style style:name="T4" style:family="text">
      <style:text-properties fo:color="#000000" loext:opacity="100%" style:font-name="Arial1" fo:font-size="14pt" officeooo:rsid="00101aec" fo:background-color="#80ffff" loext:char-shading-value="0" style:font-size-asian="14pt" style:font-size-complex="14pt"/>
    </style:style>
    <style:style style:name="T5" style:family="text">
      <style:text-properties fo:color="#000000" loext:opacity="100%" style:font-name="Arial1" fo:font-size="14pt" officeooo:rsid="001065a6" fo:background-color="#80ffff" loext:char-shading-value="0" style:font-size-asian="14pt" style:font-size-complex="14pt"/>
    </style:style>
    <style:style style:name="T6" style:family="text">
      <style:text-properties fo:color="#000000" loext:opacity="100%" style:font-name="Arial" fo:font-size="14pt" officeooo:rsid="00101aec" fo:background-color="#80ffff" loext:char-shading-value="0" style:font-name-asian="Arial" style:font-size-asian="14pt" style:font-name-complex="Arial" style:font-size-complex="14pt"/>
    </style:style>
    <style:style style:name="T7" style:family="text">
      <style:text-properties fo:color="#000000" loext:opacity="100%" style:font-name="Arial" fo:font-size="14pt" officeooo:rsid="00101aec" fo:background-color="#80ffff" loext:char-shading-value="0" style:font-name-asian="Microsoft Sans Serif" style:font-size-asian="14pt" style:font-name-complex="Microsoft Sans Serif" style:font-size-complex="14pt"/>
    </style:style>
    <style:style style:name="T8" style:family="text">
      <style:text-properties style:font-name="Arial1" fo:font-size="14pt" style:font-size-asian="14pt" style:font-size-complex="14pt"/>
    </style:style>
    <style:style style:name="T9" style:family="text">
      <style:text-properties style:font-name="Arial1" fo:font-size="14pt" officeooo:rsid="000ffde6" style:font-size-asian="14pt" style:font-size-complex="14pt"/>
    </style:style>
    <style:style style:name="T10" style:family="text">
      <style:text-properties style:font-name="Arial1" fo:font-size="14pt" officeooo:rsid="00101aec" style:font-size-asian="14pt" style:font-size-complex="14pt"/>
    </style:style>
    <style:style style:name="T11" style:family="text">
      <style:text-properties style:font-name="Arial1" fo:font-size="14pt" officeooo:rsid="001065a6" style:font-size-asian="14pt" style:font-size-complex="14pt"/>
    </style:style>
    <style:style style:name="T12" style:family="text">
      <style:text-properties style:font-name="Arial" fo:font-size="14pt" officeooo:rsid="00101aec" style:font-name-asian="Microsoft Sans Serif" style:font-size-asian="14pt" style:font-name-complex="Microsoft Sans Serif" style:font-size-complex="14pt"/>
    </style:style>
    <style:style style:name="Sect1" style:family="section">
      <style:section-properties fo:margin-left="0.25in" fo:margin-right="0.7346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20"><text:span text:style-name="CharStyle6"><text:span text:style-name="T8">Dobrý človek</text:span></text:span></text:p>
        <text:p text:style-name="P5"><text:span text:style-name="CharStyle6"><text:span text:style-name="T8"/></text:span></text:p>
        <text:p text:style-name="P6"><text:span text:style-name="CharStyle12"><text:span text:style-name="T8">Karol </text:span></text:span><text:span text:style-name="CharStyle12"><text:span text:style-name="T1">D</text:span></text:span><text:span text:style-name="CharStyle12"><text:span text:style-name="T8"> — prináležal k ovečkám Kristovým a nemal ešte len </text:span></text:span><text:span text:style-name="CharStyle12"><text:span text:style-name="T2">5 1/4</text:span></text:span><text:span text:style-name="CharStyle12"><text:span text:style-name="T8"> rokov, keď ho </text:span></text:span><text:span text:style-name="CharStyle12"><text:span text:style-name="T1">P</text:span></text:span><text:span text:style-name="CharStyle12"><text:span text:style-name="T3">á</text:span></text:span><text:span text:style-name="CharStyle12"><text:span text:style-name="T1">n</text:span></text:span><text:span text:style-name="CharStyle12"><text:span text:style-name="T8"> Kristus k sebe vzal; len štvrť rokom pred svojou smrťou od</text:span></text:span><text:span text:style-name="CharStyle12"><text:span text:style-name="T1">ov</text:span></text:span><text:span text:style-name="CharStyle12"><text:span text:style-name="T8">zdal svoje srdce tomu </text:span></text:span><text:span text:style-name="CharStyle12"><text:span text:style-name="T1">„</text:span></text:span><text:span text:style-name="CharStyle12"><text:span text:style-name="T8">dobrému člove­ku,“ jako on svojho Spasiteľa na</text:span></text:span><text:span text:style-name="CharStyle12"><text:span text:style-name="T9">z</text:span></text:span><text:span text:style-name="CharStyle12"><text:span text:style-name="T8">íval.</text:span></text:span></text:p>
        <text:p text:style-name="P6"><text:span text:style-name="CharStyle12"><text:span text:style-name="T8">Jed</text:span></text:span><text:span text:style-name="CharStyle12"><text:span text:style-name="T1">no</text:span></text:span><text:span text:style-name="CharStyle12"><text:span text:style-name="T8">ho dňa na jar vystrie</text:span></text:span><text:span text:style-name="CharStyle12"><text:span text:style-name="T9">h</text:span></text:span><text:span text:style-name="CharStyle12"><text:span text:style-name="T1">a</text:span></text:span><text:span text:style-name="CharStyle12"><text:span text:style-name="T8">la ho jeho matka, aby nešiel do zahrady, lebo zem bola ešte velmi vlhk</text:span></text:span><text:span text:style-name="CharStyle12"><text:span text:style-name="T1">á</text:span></text:span><text:span text:style-name="CharStyle12"><text:span text:style-name="T8">; ale Karol nepočúvnul. Matka ho po dva, tri razy volala a naposledy riekla: „Karol, keď ty na to nepočúvaš, čo ti tvoja matka hovorí, srdce sa mi pukne.“</text:span></text:span></text:p>
        <text:p text:style-name="P6"><text:span text:style-name="CharStyle12"><text:span text:style-name="T8">Nato chopila chlapca za ruku a viedla ho dn</text:span></text:span><text:span text:style-name="CharStyle12"><text:span text:style-name="T3">u.</text:span></text:span><text:span text:style-name="CharStyle12"><text:span text:style-name="T8"> Karol horko plakal, až mu slzy lícami tiekly. „Mamička moja,“ poviedal on „ja nechem, aby sa ti srdce puklo. Ja pôjdem a vyhľadám toho dobrého č</text:span></text:span><text:span text:style-name="CharStyle12"><text:span text:style-name="T9">l</text:span></text:span><text:span text:style-name="CharStyle12"><text:span text:style-name="T8">oveka, a budem ho pro­siť za dobré srdce, a potom ťa viac ne­pohorším.“</text:span></text:span></text:p>
        <text:p text:style-name="P6"><text:span text:style-name="CharStyle12"><text:span text:style-name="T8">Potom sa odobral malý Karol do izby vne</text:span></text:span><text:span text:style-name="CharStyle12"><text:span text:style-name="T1">jž</text:span></text:span><text:span text:style-name="CharStyle12"><text:span text:style-name="T8"> spával.. Ale poneváč nechal dvere otvorené, mohla jeho matka videť, jako si pri svojej posteli na</text:span></text:span><text:span text:style-name="CharStyle12"><text:span text:style-name="T1"> </text:span></text:span><text:span text:style-name="CharStyle12"><text:span text:style-name="T8">kolená kľaknul a tak </text:span></text:span><text:span text:style-name="CharStyle12"><text:span text:style-name="T1">ž</text:span></text:span><text:span text:style-name="CharStyle12"><text:span text:style-name="T8">alost</text:span></text:span><text:span text:style-name="CharStyle12"><text:span text:style-name="T9">n</text:span></text:span><text:span text:style-name="CharStyle12"><text:span text:style-name="T8">e plakal, že sotvy mo­hol tie slova vysloviť: „Dobrý človeče, daj mi dobré srdce, aby som nebol viac tak neposlušný.“</text:span></text:span></text:p>
        <text:p text:style-name="P12"><text:span text:style-name="CharStyle12"><text:span text:style-name="T8">Keď prestal plakať, rozprával svojejmatke, čo sa </text:span></text:span><text:span text:style-name="CharStyle12"><text:span text:style-name="T3">m</text:span></text:span><text:span text:style-name="CharStyle12"><text:span text:style-name="T8">odlil</text:span></text:span><text:span text:style-name="CharStyle12"><text:span text:style-name="T1">,</text:span></text:span><text:span text:style-name="CharStyle12"><text:span text:style-name="T8"> a poviedal: </text:span></text:span><text:span text:style-name="CharStyle12"><text:span text:style-name="T1">„</text:span></text:span><text:span text:style-name="CharStyle12"><text:span text:style-name="T8">Už viac nebudem neposlušný.</text:span></text:span><text:span text:style-name="CharStyle12"><text:span text:style-name="T1">“</text:span></text:span></text:p>
        <text:p text:style-name="P6"><text:span text:style-name="CharStyle12"><text:span text:style-name="T8">Od toho času až do svojej smrti, ktorá asi o tri mesiace pozdej</text:span></text:span><text:span text:style-name="CharStyle12"><text:span text:style-name="T1">š</text:span></text:span><text:span text:style-name="CharStyle12"><text:span text:style-name="T8">ie nasle­dovala, nepotrebovala </text:span></text:span><text:span text:style-name="CharStyle12"><text:span text:style-name="T9">h</text:span></text:span><text:span text:style-name="CharStyle12"><text:span text:style-name="T8">o je</text:span></text:span><text:span text:style-name="CharStyle12"><text:span text:style-name="T1">h</text:span></text:span><text:span text:style-name="CharStyle12"><text:span text:style-name="T8">o matka viac napomínať. Dňom pred jeho smrťou zp</text:span></text:span><text:span text:style-name="CharStyle12"><text:span text:style-name="T1">ytov</text:span></text:span><text:span text:style-name="CharStyle12"><text:span text:style-name="T8">ala sa ho matka: </text:span></text:span><text:span text:style-name="CharStyle12"><text:span text:style-name="T1">„</text:span></text:span><text:span text:style-name="CharStyle12"><text:span text:style-name="T8">Ka</text:span></text:span><text:span text:style-name="CharStyle12"><text:span text:style-name="T1">ro</text:span></text:span><text:span text:style-name="CharStyle12"><text:span text:style-name="T8">lko môj, čiby si ty rad</text:span></text:span><text:span text:style-name="CharStyle12"><text:span text:style-name="T1">š</text:span></text:span><text:span text:style-name="CharStyle12"><text:span text:style-name="T8">ie umrel a ktomu dobré­mu človekovi šiel, alebo radšie u nás zostal?“</text:span></text:span></text:p>
        <text:p text:style-name="P6"><text:span text:style-name="CharStyle12"><text:span text:style-name="T8">„Ach, mamička moja,“ odpoviedal Karol, </text:span></text:span><text:span text:style-name="CharStyle12"><text:span text:style-name="T1">„</text:span></text:span><text:span text:style-name="CharStyle12"><text:span text:style-name="T8">ja rád pôjdem k tomu dobrému človekovi.“ Pozdvihol sa na svojej po­steli, a oči jeho iskrily sa radosťou, — potom povieda</text:span></text:span><text:span text:style-name="CharStyle12"><text:span text:style-name="T1">l</text:span></text:span><text:span text:style-name="CharStyle12"><text:span text:style-name="T8">: Mamička, ja aj teba mám rád, ale toho dobrého človeka mám ešte radšie.“</text:span></text:span></text:p>
        <text:p text:style-name="P6"><text:span text:style-name="CharStyle12"><text:span text:style-name="T8">Maličký Karol často spievával v nedeľnej škol</text:span></text:span><text:span text:style-name="CharStyle12"><text:span text:style-name="T1">e</text:span></text:span><text:span text:style-name="CharStyle12"><text:span text:style-name="T8">:</text:span></text:span></text:p>
        <text:p text:style-name="P17"><text:span text:style-name="CharStyle19"><text:span text:style-name="T1"/></text:span></text:p>
        <text:p text:style-name="P14"><text:span text:style-name="CharStyle18"><text:span text:style-name="T8">Jest jedna šťastná vlasť</text:span></text:span></text:p>
        <text:p text:style-name="P14"><text:span text:style-name="CharStyle18"><text:span text:style-name="T8">Od Boha nám daná,</text:span></text:span></text:p>
        <text:p text:style-name="P18"><text:span text:style-name="CharStyle18"><text:span text:style-name="T8">V nejž je najväčšia slasť</text:span></text:span></text:p>
        <text:p text:style-name="P19"><text:span text:style-name="CharStyle18"><text:span text:style-name="T8">Oslavovať Pána. </text:span></text:span><text:span text:style-name="CharStyle20"><text:span text:style-name="T8">—</text:span></text:span></text:p>
        <text:p text:style-name="P6"><text:span text:style-name="CharStyle12"><text:span text:style-name="T8"/></text:span></text:p>
        <text:p text:style-name="P7"><text:soft-page-break/><text:span text:style-name="CharStyle12"><text:span text:style-name="T8">Ale ter</text:span></text:span><text:span text:style-name="CharStyle12"><text:span text:style-name="T1">a</text:span></text:span><text:span text:style-name="CharStyle12"><text:span text:style-name="T8">z prešiel on do tejto</text:span></text:span><text:span text:style-name="CharStyle12"><text:span text:style-name="T1"> </text:span></text:span><text:span text:style-name="CharStyle12"><text:span text:style-name="T8">š</text:span></text:span><text:span text:style-name="CharStyle12"><text:span text:style-name="T1">ť</text:span></text:span><text:span text:style-name="CharStyle12"><text:span text:style-name="T8">ast­nej vlasti.</text:span></text:span></text:p>
        <text:p text:style-name="P9"><text:span text:style-name="CharStyle12"><text:span text:style-name="T8">Tam s húfom anjelov v nebi</text:span></text:span></text:p>
        <text:p text:style-name="P10"><text:span text:style-name="CharStyle12"><text:span text:style-name="T8">Ježiša Krista velebí.</text:span></text:span></text:p>
        <text:h text:style-name="P21" text:outline-level="2"><text:span text:style-name="CharStyle23"><text:span text:style-name="T8"/></text:span></text:h>
        <text:h text:style-name="P22" text:outline-level="2"><text:span text:style-name="CharStyle23"><text:span text:style-name="T8"/></text:span></text:h>
        <text:h text:style-name="P22" text:outline-level="2"><text:bookmark-start text:name="bookmark2"/><text:span text:style-name="CharStyle23"><text:span text:style-name="T8">Poslednia modlitba </text:span></text:span><text:span text:style-name="CharStyle23"><text:span text:style-name="T1">je</text:span></text:span><text:span text:style-name="CharStyle23"><text:span text:style-name="T8">dnoho c</text:span></text:span><text:span text:style-name="CharStyle23"><text:span text:style-name="T1">h</text:span></text:span><text:span text:style-name="CharStyle23"><text:span text:style-name="T8">lap</text:span></text:span><text:span text:style-name="CharStyle23"><text:span text:style-name="T9">č</text:span></text:span><text:span text:style-name="CharStyle23"><text:span text:style-name="T8">oka</text:span></text:span><text:span text:style-name="CharStyle23"><text:span text:style-name="T1">.</text:span></text:span><text:bookmark-end text:name="bookmark2"/></text:h>
        <text:p text:style-name="P6"><text:span text:style-name="CharStyle12"><text:span text:style-name="T8"/></text:span></text:p>
        <text:p text:style-name="P7"><text:span text:style-name="CharStyle12"><text:span text:style-name="T8">Jedon pobožný chlapčok, ktorý nede</text:span></text:span><text:span text:style-name="CharStyle12"><text:span text:style-name="T1">ľ</text:span></text:span><text:span text:style-name="CharStyle12"><text:span text:style-name="T8">niu školu pilne navštevoval, začal niekoľkýma hodinami pred svojou smr­ťou tak hlasit</text:span></text:span><text:span text:style-name="CharStyle12"><text:span text:style-name="T3">e</text:span></text:span><text:span text:style-name="CharStyle12"><text:span text:style-name="T8"> spievať, že sa ho matka zpytovala, čo robí?</text:span></text:span></text:p>
        <text:p text:style-name="P6"><text:span text:style-name="CharStyle12"><text:span text:style-name="T1">„</text:span></text:span><text:span text:style-name="CharStyle12"><text:span text:style-name="T8">Spievam najmilšiu pieseň mojej se</text:span></text:span><text:span text:style-name="CharStyle12"><text:span text:style-name="T1">st</text:span></text:span><text:span text:style-name="CharStyle12"><text:span text:style-name="T8">ry.</text:span></text:span><text:span text:style-name="CharStyle12"><text:span text:style-name="T1">“</text:span></text:span></text:p>
        <text:p text:style-name="P12"><text:span text:style-name="CharStyle12"><text:span text:style-name="T1">„</text:span></text:span><text:span text:style-name="CharStyle12"><text:span text:style-name="T3">A</text:span></text:span><text:span text:style-name="CharStyle12"><text:span text:style-name="T8">le prečo tak hlasit</text:span></text:span><text:span text:style-name="CharStyle12"><text:span text:style-name="T1">é</text:span></text:span><text:span text:style-name="CharStyle12"><text:span text:style-name="T8">?“</text:span></text:span></text:p>
        <text:p text:style-name="P6"><text:span text:style-name="CharStyle12"><text:span text:style-name="T8">„Lebo že sa neobyčajne dobre cí­tim!</text:span></text:span><text:span text:style-name="CharStyle12"><text:span text:style-name="T1">“</text:span></text:span><text:span text:style-name="CharStyle12"><text:span text:style-name="T8"> odpoviedal chlapec so zvláštnym prízvukom.</text:span></text:span></text:p>
        <text:p text:style-name="P6"><text:span text:style-name="CharStyle12"><text:span text:style-name="T8">Bezprostredne pred jeho smrťou s pozdvihnutýma rukami zvolal: „Otče mô</text:span></text:span><text:span text:style-name="CharStyle12"><text:span text:style-name="T1">j</text:span></text:span><text:span text:style-name="CharStyle12"><text:span text:style-name="T8">! Otče mô</text:span></text:span><text:span text:style-name="CharStyle12"><text:span text:style-name="T1">j!</text:span></text:span><text:span text:style-name="CharStyle12"><text:span text:style-name="T8"> vezmi ma k seb</text:span></text:span><text:span text:style-name="CharStyle12"><text:span text:style-name="T1">e!“ </text:span></text:span><text:span text:style-name="CharStyle12"><text:span text:style-name="T8">Otec jeho vzal ho do svojich náruč, načo chlapec prívetiv</text:span></text:span><text:span text:style-name="CharStyle12"><text:span text:style-name="T3">e</text:span></text:span><text:span text:style-name="CharStyle12"><text:span text:style-name="T8"> odpoviedal; „nie teb</text:span></text:span><text:span text:style-name="CharStyle12"><text:span text:style-name="T1">a </text:span></text:span><text:span text:style-name="CharStyle12"><text:span text:style-name="T8">som volal, milý otče, ale mo</text:span></text:span><text:span text:style-name="CharStyle12"><text:span text:style-name="T1">jh</text:span></text:span><text:span text:style-name="CharStyle12"><text:span text:style-name="T8">o otca v nebi, aby ma vzal k sebe; ja hneď bu­dem u neho.“ Nato usnul.</text:span></text:span></text:p>
        <text:p text:style-name="P13"><text:span text:style-name="CharStyle14"><text:span text:style-name="T8"/></text:span></text:p>
        <text:h text:style-name="P21" text:outline-level="2"><text:bookmark-start text:name="bookmark4"/><text:span text:style-name="CharStyle23"><text:span text:style-name="T8">Elena Villis, v biede šťastná.</text:span></text:span><text:bookmark-end text:name="bookmark4"/></text:h>
        <text:p text:style-name="P6"><text:span text:style-name="CharStyle12"><text:span text:style-name="T1"/></text:span></text:p>
        <text:p text:style-name="P7"><text:span text:style-name="CharStyle12"><text:span text:style-name="T1">T</text:span></text:span><text:span text:style-name="CharStyle12"><text:span text:style-name="T8">u stojí mi</text:span></text:span><text:span text:style-name="CharStyle12"><text:span text:style-name="T3">s</text:span></text:span><text:span text:style-name="CharStyle12"><text:span text:style-name="T8">sionár mesta so svojím malým chlapcom, pri tom najbiednejšom a najblaženejšom dievčati. B. Levis bol velmi horlivý a účinlivý v navštevovaní chudobných a neumelých; lebo v Londine je na tisíce takých, ktorí sotvy že počuli to men</text:span></text:span><text:span text:style-name="CharStyle12"><text:span text:style-name="T1">o</text:span></text:span><text:span text:style-name="CharStyle12"><text:span text:style-name="T8">: Ježiš. Keď vyšiel raz, aby navštívil nešťastných, prišiel do jednoho domu, kde nič iného, len ne</text:span></text:span><text:span text:style-name="CharStyle12"><text:span text:style-name="T3">c</text:span></text:span><text:span text:style-name="CharStyle12"><text:span text:style-name="T8">istotu a biedu videl, a ničoho ,len svadu a bitku žien, zlorečenie a bohorúhanie chlapov počul, že mu až vlasy dupkom vstávaly. Konečne vyšiel </text:span></text:span><text:span text:style-name="CharStyle12"><text:span text:style-name="T1">je</text:span></text:span><text:span text:style-name="CharStyle12"><text:span text:style-name="T8">dným rebríkom, ktorý na pov</text:span></text:span><text:span text:style-name="CharStyle12"><text:span text:style-name="T3">a</text:span></text:span><text:span text:style-name="CharStyle12"><text:span text:style-name="T8">l viedol, hor</text:span></text:span><text:span text:style-name="CharStyle12"><text:span text:style-name="T1">e;</text:span></text:span><text:span text:style-name="CharStyle12"><text:span text:style-name="T8"> tam bolo všecko v rozpádajucom sa stave a kadejakými motúzmi posvazované. Nik by sa nebol nazdal, že tam ľudia bývaj</text:span></text:span><text:span text:style-name="CharStyle12"><text:span text:style-name="T3">u</text:span></text:span><text:span text:style-name="CharStyle12"><text:span text:style-name="T8">; ale to bola práve poval</text:span></text:span><text:span text:style-name="CharStyle12"><text:span text:style-name="T1">n</text:span></text:span><text:span text:style-name="CharStyle12"><text:span text:style-name="T8">á izba, jako voliaky holub­ník, tam nebolo obloka, ani svetla, okrem čo sa dostalo skrze škáry a rozpukliny na múroch a streche. </text:span></text:span><text:span text:style-name="CharStyle12"><text:span text:style-name="T1">Z</text:span></text:span><text:span text:style-name="CharStyle12"><text:span text:style-name="T8"> počiatku nevidel ničoho; až keď sa rozhľadel, zpozoroval jedon žbán, jednu polámanú sto­ličku a v jednom kúte pod samou stre­chou trochu slamy, na ktorej </text:span></text:span><text:soft-page-break/><text:span text:style-name="CharStyle12"><text:span text:style-name="T8">jedno</text:span></text:span><text:span text:style-name="CharStyle14"><text:span text:style-name="T1"> </text:span></text:span><text:span text:style-name="CharStyle12"><text:span text:style-name="T8">11</text:span></text:span><text:span text:style-name="CharStyle12"><text:span text:style-name="T1">—</text:span></text:span><text:span text:style-name="CharStyle12"><text:span text:style-name="T8">12 ročné dievča ležalo, blädé a vychudlé, samá koža a kosť. Len oči mala jasné a pekné, a navzdor jej biedneho zovňajšieho stavu, výraz pokoja a blaženosti sedel jej na tvári; a milý úsmech, ktorý radostnú nadej</text:span></text:span><text:span text:style-name="CharStyle12"><text:span text:style-name="T3">u</text:span></text:span><text:span text:style-name="CharStyle12"><text:span text:style-name="T8"> prezradzoval, pohrával sa vôkol jej úst. Kus suchého chleba a trochu vody v jednej rozbitej nádobe mala ved</text:span></text:span><text:span text:style-name="CharStyle12"><text:span text:style-name="T3">l</text:span></text:span><text:span text:style-name="CharStyle12"><text:span text:style-name="T8">a seb</text:span></text:span><text:span text:style-name="CharStyle12"><text:span text:style-name="T9">ä</text:span></text:span><text:span text:style-name="CharStyle12"><text:span text:style-name="T8">; studený vetor previeval týmto biednym, nízkym povalom, a ona </text:span></text:span><text:span text:style-name="CharStyle12"><text:span text:style-name="T1">l</text:span></text:span><text:span text:style-name="CharStyle12"><text:span text:style-name="T8">en jakési staré otrhané </text:span></text:span><text:span text:style-name="CharStyle12"><text:span text:style-name="T9">š</text:span></text:span><text:span text:style-name="CharStyle12"><text:span text:style-name="T8">aty a jedno biedné prikryvadlo mala na sebe. Missionára tento pohľad hlboko dojal; dopytoval sa po jej mene a jako prišla do tak smutného položenia. Ona odpoviedala: </text:span></text:span><text:span text:style-name="CharStyle12"><text:span text:style-name="T1">„E</text:span></text:span><text:span text:style-name="CharStyle12"><text:span text:style-name="T3">l</text:span></text:span><text:span text:style-name="CharStyle12"><text:span text:style-name="T8">ena Vi</text:span></text:span><text:span text:style-name="CharStyle12"><text:span text:style-name="T3">ll</text:span></text:span><text:span text:style-name="CharStyle12"><text:span text:style-name="T8">is je moje meno, matka mi zomrela a môj otec hľadá si prácu, já nie som samotná, môj nebeský otec je pri mne.</text:span></text:span><text:span text:style-name="CharStyle12"><text:span text:style-name="T1">“</text:span></text:span><text:span text:style-name="CharStyle12"><text:span text:style-name="T8"> — </text:span></text:span><text:span text:style-name="CharStyle12"><text:span text:style-name="T3">D</text:span></text:span><text:span text:style-name="CharStyle12"><text:span text:style-name="T8">alej nemohla ho­voriť, bola slabá, lebo nebola v stave ten tvrdý chlieb požiť, ktorý bol pri nej ne­dotknutý. Missionár odišiel a o jednu chvílu doniesol jej občerstvuj</text:span></text:span><text:span text:style-name="CharStyle12"><text:span text:style-name="T3">u</text:span></text:span><text:span text:style-name="CharStyle12"><text:span text:style-name="T8">ci a teplý pokrm, aby sa zotavila a posilnila. O</text:span></text:span><text:span text:style-name="CharStyle12"><text:span text:style-name="T9">n</text:span></text:span><text:span text:style-name="CharStyle12"><text:span text:style-name="T8">a hned otvorila oči a poviedal</text:span></text:span><text:span text:style-name="CharStyle12"><text:span text:style-name="T1">a:</text:span></text:span><text:span text:style-name="CharStyle12"><text:span text:style-name="T8"> „</text:span></text:span><text:span text:style-name="CharStyle12"><text:span text:style-name="T9">C</text:span></text:span><text:span text:style-name="CharStyle12"><text:span text:style-name="T8">o ste </text:span></text:span><text:span text:style-name="CharStyle12"><text:span text:style-name="T1">je</text:span></text:span><text:span text:style-name="CharStyle12"><text:span text:style-name="T8">dnomu z nejmenších učinili, mn</text:span></text:span><text:span text:style-name="CharStyle12"><text:span text:style-name="T1">e</text:span></text:span><text:span text:style-name="CharStyle12"><text:span text:style-name="T8"> ste učinili.“ „Kde si sa to naučila?“ z</text:span></text:span><text:span text:style-name="CharStyle12"><text:span text:style-name="T1">p</text:span></text:span><text:span text:style-name="CharStyle12"><text:span text:style-name="T8">ýtal sa mi</text:span></text:span><text:span text:style-name="CharStyle12"><text:span text:style-name="T1">s</text:span></text:span><text:span text:style-name="CharStyle12"><text:span text:style-name="T8">sionár</text:span></text:span><text:span text:style-name="CharStyle12"><text:span text:style-name="T1">.</text:span></text:span><text:span text:style-name="CharStyle12"><text:span text:style-name="T8"> „V nedeľnej škole</text:span></text:span><text:span text:style-name="CharStyle12"><text:span text:style-name="T1">“</text:span></text:span><text:span text:style-name="CharStyle12"><text:span text:style-name="T8"> od</text:span></text:span><text:span text:style-name="CharStyle12"><text:span text:style-name="T1">pov</text:span></text:span><text:span text:style-name="CharStyle12"><text:span text:style-name="T8">iedala ona, „a to je moje jediné po­tešenie.“ Potom mu na jeho žiados</text:span></text:span><text:span text:style-name="CharStyle12"><text:span text:style-name="T3">r</text:span></text:span><text:span text:style-name="CharStyle12"><text:span text:style-name="T8"> roz­právala svoju hist</text:span></text:span><text:span text:style-name="CharStyle12"><text:span text:style-name="T3">o</text:span></text:span><text:span text:style-name="CharStyle12"><text:span text:style-name="T8">riu: </text:span></text:span><text:span text:style-name="CharStyle12"><text:span text:style-name="T1">„J</text:span></text:span><text:span text:style-name="CharStyle12"><text:span text:style-name="T8">a som sa tu nenarodila, ale v jednej peknej krajine, kde som vo dne slnce, v noci mesiac vídala, veselé vtáky spievať počúvala a kde hrdli</text:span></text:span><text:span text:style-name="CharStyle12"><text:span text:style-name="T1">č</text:span></text:span><text:span text:style-name="CharStyle12"><text:span text:style-name="T8">ky na jednom strome pri na­šom dome svoje hniezdo mal</text:span></text:span><text:span text:style-name="CharStyle12"><text:span text:style-name="T3">y</text:span></text:span><text:span text:style-name="CharStyle12"><text:span text:style-name="T8">. To boly blažené časy; môj otec bol dobrý, matka ešte žila a my sme boli velmi spokojní v našom milom starodávnom dome, ktorý bol slamou pokrytý, teplý a chránil nás proti vetru a dáž</text:span></text:span><text:span text:style-name="CharStyle12"><text:span text:style-name="T9">ď</text:span></text:span><text:span text:style-name="CharStyle12"><text:span text:style-name="T1">u</text:span></text:span><text:span text:style-name="CharStyle12"><text:span text:style-name="T8">; odo dverí mali sme pekný chodník až po zahradniu opravu, ktorá bola z oboch strán kvetinámi ozdobená a ktoré sme my s matkou opatrovaly a polievaly; v zahrade sadievaly sme rozličné zelené vec</text:span></text:span><text:span text:style-name="CharStyle12"><text:span text:style-name="T1">i</text:span></text:span><text:span text:style-name="CharStyle12"><text:span text:style-name="T8">; moji bra­tia a sestry tak zavčasu pomreli, že sa na n</text:span></text:span><text:span text:style-name="CharStyle12"><text:span text:style-name="T3">í</text:span></text:span><text:span text:style-name="CharStyle12"><text:span text:style-name="T8">ch už nerozpomínam, päť maličkých hrobov je v cintoríne jeden popri dru­hom a vedľa n</text:span></text:span><text:span text:style-name="CharStyle12"><text:span text:style-name="T3">í</text:span></text:span><text:span text:style-name="CharStyle12"><text:span text:style-name="T8">ch aj matkin, na ktorých z jari tie najkrásnejšie kvietky kvitly. Ach, ja by som si žiadala, aby som bola pri mojej matke pochovaná a pri mojich maličkých bratoch a sestričkách. Ale</text:span></text:span><text:span text:style-name="CharStyle14"><text:span text:style-name="T8"> </text:span></text:span><text:span text:style-name="CharStyle12"><text:span text:style-name="T8">nechže leží moje te</text:span></text:span><text:span text:style-name="CharStyle12"><text:span text:style-name="T9">l</text:span></text:span><text:span text:style-name="CharStyle12"><text:span text:style-name="T8">o kde koľve</text:span></text:span><text:span text:style-name="CharStyle12"><text:span text:style-name="T1">k </text:span></text:span><text:span text:style-name="CharStyle12"><text:span text:style-name="T8">ja viem, že môj dueh s nimi bude u tr</text:span></text:span><text:span text:style-name="CharStyle12"><text:span text:style-name="T9">ô</text:span></text:span><text:span text:style-name="CharStyle12"><text:span text:style-name="T8">nu Beránkovho a preto, málo záleží na tom, kde bude ležať to biedne utrápené telo. Pane môj, jak často žiadala som si v tom cintoríne byť, pri tých drahých hro­boch sedeť a požívať výhľad na ten ma­ličký potôčik, ktorý v blízkosti jeho tečie, kde som sa svoje úlohy učievala, alebo pa</text:span></text:span><text:span text:style-name="CharStyle12"><text:span text:style-name="T3">n</text:span></text:span><text:span text:style-name="CharStyle12"><text:span text:style-name="T8">čochy m</text:span></text:span><text:span text:style-name="CharStyle12"><text:span text:style-name="T3">o</text:span></text:span><text:span text:style-name="CharStyle12"><text:span text:style-name="T8">jmu otcovi hotovila, a kde som si tak túžobne žiadala vedieť; či dušičky mojich zomretých bratov a se­stričiek vedia, čo si ja myslím. Ale keď som bola staršia, myslela som si, že-by mi bolo dobre dieťaťom božím sa stať, aby som u </text:span></text:span><text:soft-page-break/><text:span text:style-name="CharStyle12"><text:span text:style-name="T8">Boha v nebi mohla bývať na veky. Panička Lucy, pána farárova céra, mnoho sa ustávala so m</text:span></text:span><text:span text:style-name="CharStyle12"><text:span text:style-name="T9">ň</text:span></text:span><text:span text:style-name="CharStyle12"><text:span text:style-name="T8">ou; každý deň mi hovorila o Ježišovi, ktorý prišiel z neb</text:span></text:span><text:span text:style-name="CharStyle12"><text:span text:style-name="T1">a</text:span></text:span><text:span text:style-name="CharStyle12"><text:span text:style-name="T8">, zo svojej krásnej a sláv­nej vlasti, ktorý dal svoj život a vykr­vácal za nás hriešných. Nikdy som ne­bola šťastnejšia, jako keď som o tom počúvala, a neviem pochopiť, prečo som ho nadovšecko nemilovala. Keď som mala 10 rokov, vzal mi moju drahú matku,</text:span></text:span><text:span text:style-name="CharStyle12"><text:span text:style-name="T1"> </text:span></text:span><text:span text:style-name="CharStyle12"><text:span text:style-name="T8">aby večne pri ňom bola. Ach jak prenik</text:span></text:span><text:span text:style-name="CharStyle12"><text:span text:style-name="T3">a</text:span></text:span><text:span text:style-name="CharStyle12"><text:span text:style-name="T8">ve sa ona pred svojou smrťou so m</text:span></text:span><text:span text:style-name="CharStyle12"><text:span text:style-name="T1">ň</text:span></text:span><text:span text:style-name="CharStyle12"><text:span text:style-name="T8">ou a za mňa modlila. Porúčala ma Bohu a potešovala ma, že On bude mne syrote Otcom a priateľom.“ </text:span></text:span><text:span text:style-name="CharStyle12"><text:span text:style-name="T3">A</text:span></text:span><text:span text:style-name="CharStyle12"><text:span text:style-name="T8"> keď sa Levis zpytoval, či jej otec opustil jej matku? odpoviedala ona so začervenýma líčkam</text:span></text:span><text:span text:style-name="CharStyle12"><text:span text:style-name="T1">i</text:span></text:span><text:span text:style-name="CharStyle12"><text:span text:style-name="T8">: </text:span></text:span><text:span text:style-name="CharStyle12"><text:span text:style-name="T1">„</text:span></text:span><text:span text:style-name="CharStyle12"><text:span text:style-name="T8">Ach nie, pane môj, on bol pri ne</text:span></text:span><text:span text:style-name="CharStyle12"><text:span text:style-name="T1">j;</text:span></text:span><text:span text:style-name="CharStyle12"><text:span text:style-name="T8"> ale nemiloval Boha, začal sa priateliť s pla­nými ľuďmi a bez starosti i bez práce žiť. Ach, koľko s</text:span></text:span><text:span text:style-name="CharStyle12"><text:span text:style-name="T9">ĺ</text:span></text:span><text:span text:style-name="CharStyle12"><text:span text:style-name="T8">z vyronila som ja pri hrobe mojej dobrej matky, a musím vy­znať, že som i zlie myšlienky mala, jako čoby B</text:span></text:span><text:span text:style-name="CharStyle12"><text:span text:style-name="T1">o</text:span></text:span><text:span text:style-name="CharStyle12"><text:span text:style-name="T8">h bol nemilosrdný, že mi moju mamičku vzal. On ale videl, že ja matku svoju viac milujem nežli Jeho, a preto mi ju z lásky k sebe vzal. Ja som sa tak šťastnou cítila na svete, lebo som nemala žiadnej starosti, a nevedela som jako teraz, že som ja veľká hriešnica. Panička Lucy poučovala ma, chodievala so mnou ku hrobu mojej matky a mod­lievala sa so mnou, aby ma zármutok pritiahnul k Spasiteľovi. Pán Bô</text:span></text:span><text:span text:style-name="CharStyle12"><text:span text:style-name="T9">h</text:span></text:span><text:span text:style-name="CharStyle12"><text:span text:style-name="T8"> mi po­divným spôsobom pomáhal a teraz ve­rím, že som dieťa jeho. Panička Lucy naučila ma tu výpoveď: „Ježiš náš po­klad a sláva, Krev jeho spasenie dáva.</text:span></text:span><text:span text:style-name="CharStyle14"><text:span text:style-name="T1"> </text:span></text:span><text:span text:style-name="CharStyle12"><text:span text:style-name="T8">Jeho nám milovať sluší </text:span></text:span><text:span text:style-name="CharStyle12"><text:span text:style-name="T9">u</text:span></text:span><text:span text:style-name="CharStyle12"><text:span text:style-name="T8">primne a </text:span></text:span><text:span text:style-name="CharStyle12"><text:span text:style-name="T1">z</text:span></text:span><text:span text:style-name="CharStyle12"><text:span text:style-name="T8"> ce­lej duši! Ale aj paničku Lucy musela som opustiť. Prišol jedon strýc z Londína, človek zlý a posmevač</text:span></text:span><text:span text:style-name="CharStyle12"><text:span text:style-name="T1">,</text:span></text:span><text:span text:style-name="CharStyle12"><text:span text:style-name="T8"> ktorý zvá­bil mojho otca. Často som sa vykradla, keď sa </text:span></text:span><text:span text:style-name="CharStyle12"><text:span text:style-name="T1">zv</text:span></text:span><text:span text:style-name="CharStyle12"><text:span text:style-name="T8">ečerilo, išla som k matdeki</text:span></text:span><text:span text:style-name="CharStyle12"><text:span text:style-name="T1">nm</text:span></text:span><text:span text:style-name="CharStyle12"><text:span text:style-name="T8">u hrobu a modlila som sa k Bohu; to bolo to jediné miestečko pokoja pre mňa. Raz som zostala tam pre</text:span></text:span><text:span text:style-name="CharStyle12"><text:span text:style-name="T3">s</text:span></text:span><text:span text:style-name="CharStyle12"><text:span text:style-name="T8"> celú noc, lebo s</text:span></text:span><text:span text:style-name="CharStyle12"><text:span text:style-name="T3">ó</text:span></text:span><text:span text:style-name="CharStyle12"><text:span text:style-name="T8">m počula v dome neslušné a oplzlé piesne spievať, kde sa dohadovali, pili a fajčil</text:span></text:span><text:span text:style-name="CharStyle12"><text:span text:style-name="T1">i</text:span></text:span><text:span text:style-name="CharStyle12"><text:span text:style-name="T8">; ja som vzdychala a plakala a konečne na hrobe zaspala, a nezobudila som sa, až keď mesiac vysoko stál na nebi a hviezdy z vysok na mňa hľadel</text:span></text:span><text:span text:style-name="CharStyle12"><text:span text:style-name="T1">y</text:span></text:span><text:span text:style-name="CharStyle12"><text:span text:style-name="T8">; ja som tam ležala v bolesti svojej a hustá rosa pokrývala moje rúcho. Od toho času mám vždy klanie a bolenie v boku; a to sa vždy viac rozmáhalo, od kedy sme v </text:span></text:span><text:span text:style-name="CharStyle12"><text:span text:style-name="T9">L</text:span></text:span><text:span text:style-name="CharStyle12"><text:span text:style-name="T8">ondíne. R</text:span></text:span><text:span text:style-name="CharStyle12"><text:span text:style-name="T1">á</text:span></text:span><text:span text:style-name="CharStyle12"><text:span text:style-name="T8">no poviedal mi otec, že sa on so strýcom do Londína presťahuje. Sľúbil mi pekné šaty, hra</text:span></text:span><text:span text:style-name="CharStyle12"><text:span text:style-name="T1">č</text:span></text:span><text:span text:style-name="CharStyle12"><text:span text:style-name="T3">k</text:span></text:span><text:span text:style-name="CharStyle12"><text:span text:style-name="T8">y a. t. ď., ale mňa to všecko netešilo, ja som horko plakala a prosila som, aby ma nevzal z mojej drahej otčiny a od hrobu mojej matky. Panička Lucy ponúkla sa, že sa za rúcho a hospodu pre mňa postará;</text:span></text:span><text:span text:style-name="CharStyle14"><text:span text:style-name="T8"> </text:span></text:span><text:span text:style-name="CharStyle12"><text:span text:style-name="T8">ale otec prisahal, že musím isť s ním. Poslúchla som, ale sa mi skoro srdce puklo, keď som sa lúčila s tým milým domom, s tým tichým hrobitovom a s matkin</text:span></text:span><text:span text:style-name="CharStyle12"><text:span text:style-name="T9">y</text:span></text:span><text:span text:style-name="CharStyle12"><text:span text:style-name="T8">m hrobom. </text:span></text:span><text:span text:style-name="CharStyle12"><text:span text:style-name="T1">A</text:span></text:span><text:span text:style-name="CharStyle12"><text:span text:style-name="T8"> jak bolestne mi </text:span></text:span><text:soft-page-break/><text:span text:style-name="CharStyle12"><text:span text:style-name="T8">padlo lúčenie sa s paničkou Luc</text:span></text:span><text:span text:style-name="CharStyle12"><text:span text:style-name="T1">y</text:span></text:span><text:span text:style-name="CharStyle12"><text:span text:style-name="T8">; jej matka mi sľúbila, že ma vezme do služby, keď budem staršia. Často myslím na jej poslednie slová: laskavý Spasiteľ, nech vezme pod svoju ochranu a nech privi­nie ovečky svoje k sebe; keď ťa všeci opustia, Ježiš ťa neopustí. Ja som sa odobrala; ach, my sa nevidíme viac, až tam, pred tr</text:span></text:span><text:span text:style-name="CharStyle12"><text:span text:style-name="T9">ô</text:span></text:span><text:span text:style-name="CharStyle12"><text:span text:style-name="T8">nom beránkovým. Ach,</text:span></text:span><text:span text:style-name="CharStyle12"><text:span text:style-name="T1"> </text:span></text:span><text:span text:style-name="CharStyle12"><text:span text:style-name="T8">jak mi stískalo srdce, keď som spatrila Londín, kde sa mi všecko tak čiernym a smutným byť zdál</text:span></text:span><text:span text:style-name="CharStyle12"><text:span text:style-name="T1">o</text:span></text:span><text:span text:style-name="CharStyle12"><text:span text:style-name="T8">! Z počiatku sme mali pohodlnú hospodu, lebo otec bol pilný a zahľadal, koľko sme potreboval</text:span></text:span><text:span text:style-name="CharStyle12"><text:span text:style-name="T1">i</text:span></text:span><text:span text:style-name="CharStyle12"><text:span text:style-name="T8">; ja som nebola ceľkom nešťastná, bárs som nikdy nevidela to pekné jasné slnce, okrem v nedeľu, lebo povetrie bolo vždy čierne a husté od dymu z nepočetných kochov vychádzajúceho. A však netrvalo to za veľa. Môj otec pripojil sa k jednej společnosti, a my sme pomáli do takej chu­doby upadli, že sme si museli planšiu</text:span></text:span><text:span text:style-name="CharStyle14"><text:span text:style-name="T1"> </text:span></text:span><text:span text:style-name="CharStyle12"><text:span text:style-name="T8">hospodu sjednať, a tak to šlo vždy hor­šie, až som naposledy sem prišla. Otec prepil a predal všecko, čo sme mali, všecky matkine šaty i moje, tak že ja ničoho viac nemám, jako tento pokrovec, ktorý som si v moj</text:span></text:span><text:span text:style-name="CharStyle12"><text:span text:style-name="T9">í</text:span></text:span><text:span text:style-name="CharStyle12"><text:span text:style-name="T8">ch šťastnejších časoch sama shotovila, keď som ešte do nedeľnej školy chodievala a matku mala, ktorá ma milovala a o mňa sa starala. Ja som i tak už chorá bola, tu som ale ešte o veľa horšie. Lebo je tu tak zima, a ja som nemala ani dobre čo jesť. </text:span></text:span><text:span text:style-name="CharStyle12"><text:span text:style-name="T1">A</text:span></text:span><text:span text:style-name="CharStyle12"><text:span text:style-name="T8"> však, pane môj, ja som predsa vel</text:span></text:span><text:span text:style-name="CharStyle12"><text:span text:style-name="T1">mi</text:span></text:span><text:span text:style-name="CharStyle12"><text:span text:style-name="T8"> šťastná, no šťastnejšia, jako som bola v mojej milej starej otčine, pri hrobe mojej matky, lebo ma Bô</text:span></text:span><text:span text:style-name="CharStyle12"><text:span text:style-name="T3">h</text:span></text:span><text:span text:style-name="CharStyle12"><text:span text:style-name="T8"> bližšie pritiahol k sebe. Ja som bola moj</text:span></text:span><text:span text:style-name="CharStyle12"><text:span text:style-name="T9">í</text:span></text:span><text:span text:style-name="CharStyle12"><text:span text:style-name="T8">ch rodičov a paničku Lucy viac milovala, jako Jeh</text:span></text:span><text:span text:style-name="CharStyle12"><text:span text:style-name="T1">o</text:span></text:span><text:span text:style-name="CharStyle12"><text:span text:style-name="T8">; teraz ale, bárs som ja ešte malé dieťa, tak zdá sa mi, že Hospodin preto poslal na mňa toto súženie, aby som jemu moje srdce cele odovzdala. Od kedy žiadneho viac priateľa nemám na tejto zemi, ktorý-by sa za mňa zaujal, učí ma skrze Ducha svojho svätého, aby som sa Ho ešte lep­šie pridržiavala. On sa mi osvedčil jako ten najlepší medzi desaťtisícimi, jako ten najprívetivejši. </text:span></text:span><text:span text:style-name="CharStyle12"><text:span text:style-name="T1">On</text:span></text:span><text:span text:style-name="CharStyle12"><text:span text:style-name="T8"> mi </text:span></text:span><text:span text:style-name="CharStyle12"><text:span text:style-name="T9">dal </text:span></text:span><text:span text:style-name="CharStyle12"><text:span text:style-name="T10">tú túžbu, vi</text:span></text:span><text:span text:style-name="CharStyle12"><text:span text:style-name="T8">deť môcť kráľa v jeho </text:span></text:span><text:span text:style-name="CharStyle12"><text:span text:style-name="T10">celej kráse. Prísť </text:span></text:span><text:span text:style-name="CharStyle12"><text:span text:style-name="T8">do tej vlasti, ktorá je</text:span></text:span><text:span text:style-name="CharStyle26"><text:span text:style-name="T1"> </text:span></text:span><text:span text:style-name="CharStyle26"><text:span text:style-name="T4">deľaká. „A však,“ </text:span></text:span><text:span text:style-name="CharStyle12"><text:span text:style-name="T8">poviedala ona, a svätá rados</text:span></text:span><text:span text:style-name="CharStyle12"><text:span text:style-name="T10">ť žiarila </text:span></text:span><text:span text:style-name="CharStyle12"><text:span text:style-name="T8">jej z oka, „mne je to všecko blízke, ja iste viem, že ta prídem, lebo ma Spasi­teľ môj v krvi svojej umyl, a naplnil ma žiadosťou a túžbou neb</text:span></text:span><text:span text:style-name="CharStyle12"><text:span text:style-name="T1">a</text:span></text:span><text:span text:style-name="CharStyle12"><text:span text:style-name="T8">. Ne</text:span></text:span><text:span text:style-name="CharStyle12"><text:span text:style-name="T1">č</text:span></text:span><text:span text:style-name="CharStyle12"><text:span text:style-name="T8">arovala by som s tou najprednej</text:span></text:span><text:span text:style-name="CharStyle12"><text:span text:style-name="T1">š</text:span></text:span><text:span text:style-name="CharStyle12"><text:span text:style-name="T8">ou paňou v krajine. Žiadne bohatstvo nemohlo-by ma učiniť šťastnejšou, nežli som, od kedy viem, že B</text:span></text:span><text:span text:style-name="CharStyle12"><text:span text:style-name="T4">ô</text:span></text:span><text:span text:style-name="CharStyle12"><text:span text:style-name="T8">h je otcom mojím a u m</text:span></text:span><text:span text:style-name="CharStyle12"><text:span text:style-name="T1">ň</text:span></text:span><text:span text:style-name="CharStyle12"><text:span text:style-name="T8">a prebýva. Ten pravý pokoj od Neho pochádza, nič na svete nemôže nám ho pripraviť. Môj Spasiteľ, jako poviedala panička Lucy, nosil ma na rukách svoj</text:span></text:span><text:span text:style-name="CharStyle12"><text:span text:style-name="T4">í</text:span></text:span><text:span text:style-name="CharStyle12"><text:span text:style-name="T8">ch a teraz ma chce k srdcu svojmu privinúť. Všecko je samá radosť predo-mňou, a ja by som tak šťastná bola, keby ma pomyslenie na mojho otca nekormútilo!“ — Tu ju zalialy horké slzy. </text:span></text:span><text:soft-page-break/><text:span text:style-name="CharStyle12"><text:span text:style-name="T8">Missionár padol na ko­lená a modlil sa za jej otca; a ona s nábožnou horlivosťou modlila sa s ním. Potom jej poviedal, že ju na chvílu opu­stí a opatrí jej lepšiu posteľ a iné po­trebné veci. </text:span></text:span><text:span text:style-name="CharStyle12"><text:span text:style-name="T1">„</text:span></text:span><text:span text:style-name="CharStyle12"><text:span text:style-name="T8">Ach nie, nie,“ odpoviedala ona, „Vy ste velmi dobrotivý, B</text:span></text:span><text:span text:style-name="CharStyle12"><text:span text:style-name="T4">ô</text:span></text:span><text:span text:style-name="CharStyle12"><text:span text:style-name="T8">h vás</text:span></text:span><text:span text:style-name="CharStyle14"><text:span text:style-name="T8"> </text:span></text:span><text:span text:style-name="CharStyle12"><text:span text:style-name="T8">požehnaj nenavráťte sa viac, lebo-by môj otec </text:span></text:span><text:span text:style-name="CharStyle12"><text:span text:style-name="T1">—</text:span></text:span><text:span text:style-name="CharStyle12"><text:span text:style-name="T8"> ťažko mi padá i poviedať </text:span></text:span><text:span text:style-name="CharStyle12"><text:span text:style-name="T1">— </text:span></text:span><text:span text:style-name="CharStyle12"><text:span text:style-name="T8">v</text:span></text:span><text:span text:style-name="CharStyle12"><text:span text:style-name="T1">š</text:span></text:span><text:span text:style-name="CharStyle12"><text:span text:style-name="T8">ecko, čo-by ste mi doniesli, predal lebo založil.“ Missionár popravil jej všecko</text:span></text:span><text:span text:style-name="CharStyle12"><text:span text:style-name="T1">,</text:span></text:span><text:span text:style-name="CharStyle12"><text:span text:style-name="T8"> jako len mohol, odišiel a sľúbil, že r</text:span></text:span><text:span text:style-name="CharStyle12"><text:span text:style-name="T4">a</text:span></text:span><text:span text:style-name="CharStyle12"><text:span text:style-name="T8">no príde zas. On i prišiel — ale Elenka bola už mrtvá. Tam odpočívala, jako dieťa pokoja. Jej pokrovčok bol jej dohrabné rúcho.</text:span></text:span></text:p>
        <text:p text:style-name="P6"><text:span text:style-name="CharStyle12"><text:span text:style-name="T8">Ten missionár mal s sebou i svojho chlapčoka. ktorý bol predtým surový a divý chlapec, ale skrze to, čo pri Elenkynej posteli videl, stal sa iným člo­vekom.</text:span></text:span></text:p>
        <text:h text:style-name="P21" text:outline-level="2"><text:span text:style-name="CharStyle23"><text:span text:style-name="T8"/></text:span></text:h>
        <text:h text:style-name="P22" text:outline-level="2"><text:span text:style-name="CharStyle23"><text:span text:style-name="T8"/></text:span></text:h>
        <text:h text:style-name="P22" text:outline-level="2"><text:bookmark-start text:name="bookmark6"/><text:span text:style-name="CharStyle23"><text:span text:style-name="T8">Modlitebná komôrka na strome.</text:span></text:span><text:bookmark-end text:name="bookmark6"/></text:h>
        <text:p text:style-name="P6"><text:span text:style-name="CharStyle12"><text:span text:style-name="T8"/></text:span></text:p>
        <text:p text:style-name="P7"><text:span text:style-name="CharStyle12"><text:span text:style-name="T8">Kristus žiada, aby sme vnišli do komôrky, a dvere za sebou zatvorili, keď sa modlíme. On s tým chce povie­dať, že chceme-li sa v samote modliť, máme si vyhľadať súkromné miesto, kde nás krome Boha, žiadny nevidí. On skrze to nezabraňuje, aby sa väčší poče</text:span></text:span><text:span text:style-name="CharStyle12"><text:span text:style-name="T10">ť</text:span></text:span><text:span text:style-name="CharStyle12"><text:span text:style-name="T8"> ľudí k modlitbe neshromažďoval, jako v ro­dine, v nedelnej škole alebo v chráme, ale rozumie len to, aby naša súkromná modlitba i skutočne v skrytosti Bohu prednesená bola.</text:span></text:span></text:p>
        <text:p text:style-name="P6"><text:span text:style-name="CharStyle12"><text:span text:style-name="T8">Azda sa zpýta jedon z moj</text:span></text:span><text:span text:style-name="CharStyle12"><text:span text:style-name="T10">í</text:span></text:span><text:span text:style-name="CharStyle12"><text:span text:style-name="T8">ch ma­ličkých čitateľov: </text:span></text:span><text:span text:style-name="CharStyle12"><text:span text:style-name="T1">„</text:span></text:span><text:span text:style-name="CharStyle12"><text:span text:style-name="T8">Kdeže mám ísť, aby som sa pomodlil. Ja nemám komôrky, ani súkromnej izby, ale v jednej izbe spávam s mojím brato</text:span></text:span><text:span text:style-name="CharStyle12"><text:span text:style-name="T1">m</text:span></text:span><text:span text:style-name="CharStyle12"><text:span text:style-name="T8">; ke</text:span></text:span><text:span text:style-name="CharStyle12"><text:span text:style-name="T1">ď</text:span></text:span><text:span text:style-name="CharStyle12"><text:span text:style-name="T8">-by v jeho neprítomnosti začal som sa tam modliť, bojím sa, že on práve vtedy príjde a mňa klačať vidí, ja-by som sa potom hanbil.</text:span></text:span><text:span text:style-name="CharStyle12"><text:span text:style-name="T1">“</text:span></text:span></text:p>
        <text:p text:style-name="P6"><text:span text:style-name="CharStyle12"><text:span text:style-name="T8">Ty sa nepotrebuješ hanbiť vtedy, keď ťa kto vidí, že sa modlíš. Ježiš preto žiadal od svojich učedlníkov, aby sa v skrytosti modlievali, lebo sa farizeovia a pokrytci na uliciach a rynkoch modlie­vali, aby j</text:span></text:span><text:span text:style-name="CharStyle12"><text:span text:style-name="T1">í</text:span></text:span><text:span text:style-name="CharStyle12"><text:span text:style-name="T8">ch </text:span></text:span><text:span text:style-name="CharStyle12"><text:span text:style-name="T1">ľ</text:span></text:span><text:span text:style-name="CharStyle12"><text:span text:style-name="T8">udia videli, lebo sa oni radi za pobožných dali držať. Ja medzi­tým tak myslím, milé dieťa, že ti to nemôže byť ťažká vec</text:span></text:span><text:span text:style-name="CharStyle12"><text:span text:style-name="T1">,</text:span></text:span><text:span text:style-name="CharStyle12"><text:span text:style-name="T8"> primerané miesto nájsť, ak sa rado modl</text:span></text:span><text:span text:style-name="CharStyle12"><text:span text:style-name="T4">i</text:span></text:span><text:span text:style-name="CharStyle12"><text:span text:style-name="T8">š. Keď raz jedon missionár z B</text:span></text:span><text:span text:style-name="CharStyle12"><text:span text:style-name="T1">om</text:span></text:span><text:span text:style-name="CharStyle12"><text:span text:style-name="T8">bay-u do západnej Indii cestoval, aby kázal ľudu, jako raz v tôni nieko</text:span></text:span><text:span text:style-name="CharStyle12"><text:span text:style-name="T4">l</text:span></text:span><text:span text:style-name="CharStyle12"><text:span text:style-name="T8">kých stromov odpočíval, počul jedon hlas. Načúval ďalej a vyrozumel nasledujúce slová: „Jezu, m</text:span></text:span><text:span text:style-name="CharStyle12"><text:span text:style-name="T12">ê</text:span></text:span><text:span text:style-name="CharStyle12"><text:span text:style-name="T8">i drahý Spasiteľu</text:span></text:span><text:span text:style-name="CharStyle12"><text:span text:style-name="T1">,</text:span></text:span><text:span text:style-name="CharStyle12"><text:span text:style-name="T8"> obnov moje srdce, odpusť hriechy moje a spas mňa.</text:span></text:span><text:span text:style-name="CharStyle12"><text:span text:style-name="T1">“</text:span></text:span><text:span text:style-name="CharStyle12"><text:span text:style-name="T8"> Missionár veľmi sa divil, že na tomto samotnom pohanskom mieste, takú modlitbu počul, a keď pohliadol hore, spatril jednoho chlapca na strome, ktorý sa vážne ku Kristu modlil. </text:span></text:span><text:soft-page-break/><text:span text:style-name="CharStyle12"><text:span text:style-name="T8">Keď chlapec svoju modlitbu dokončil, zavolal ho missionár k sebe, aby sa do­zvedel, kde sa naučil modliť. Chlapec poviedal, že sa to v nedeľnej škole v Bombay naučil. „Ale od kedy som z tade preč“ doložil k tomu, „nemám ni­koho, kto-by ma učil, mám však jedon list z Nového Zákona, ktorý pilne čítávam a potom prichádzam sem, aby som sa ku Kristu modlil, za obnovenie môjho srdca. Ja som jediný na celom okolí, ktorý viem čítať, a aj druhých chlapcov, ktorí sa okolo mňa shromažďuju učím, aby i oni Spasiteľa svojho poznali.“</text:span></text:span></text:p>
        <text:p text:style-name="P6"><text:span text:style-name="CharStyle12"><text:span text:style-name="T8">Tento chlapec vedel si vyhľadať mie­sto k modleniu, lebo miloval modlitbu. Bezpochyby v takom domčoku býval, v ktorom bola len jedna jediná izba. Ale jak mnoho detí je, ktoré v slávnych do­moch bývaj</text:span></text:span><text:span text:style-name="CharStyle12"><text:span text:style-name="T4">u</text:span></text:span><text:span text:style-name="CharStyle12"><text:span text:style-name="T8">, — kde sa veľa izbí na­chodí, a predsa nikdy nemyslia na to,</text:span></text:span><text:span text:style-name="CharStyle28"><text:span text:style-name="T8"> </text:span></text:span><text:span text:style-name="CharStyle12"><text:span text:style-name="T1">ab</text:span></text:span><text:span text:style-name="CharStyle12"><text:span text:style-name="T8">y sa v skrytosti pomodlily. Mnohé </text:span></text:span><text:span text:style-name="CharStyle12"><text:span text:style-name="T1">m</text:span></text:span><text:span text:style-name="CharStyle12"><text:span text:style-name="T8">aj</text:span></text:span><text:span text:style-name="CharStyle12"><text:span text:style-name="T4">u</text:span></text:span><text:span text:style-name="CharStyle12"><text:span text:style-name="T8"> celú bibliu v dome, a o veľa me­nej si to vážia, lež t</text:span></text:span><text:span text:style-name="CharStyle12"><text:span text:style-name="T1">e</text:span></text:span><text:span text:style-name="CharStyle12"><text:span text:style-name="T8">n chlapec svôj je­diný listok z nového Zákona.</text:span></text:span></text:p>
        <text:p text:style-name="P6"><text:span text:style-name="CharStyle12"><text:span text:style-name="T8">Jedon druhý chlapec, ktorého rodi­čia v jednom maličkom bývali dome, v ktorom tiež len jedna izba bola, ke</text:span></text:span><text:span text:style-name="CharStyle12"><text:span text:style-name="T10">ď</text:span></text:span><text:span text:style-name="CharStyle12"><text:span text:style-name="T1"> </text:span></text:span><text:span text:style-name="CharStyle12"><text:span text:style-name="T8">zpytovali sa h</text:span></text:span><text:span text:style-name="CharStyle12"><text:span text:style-name="T1">o</text:span></text:span><text:span text:style-name="CharStyle12"><text:span text:style-name="T8">: kde sa zvykol modlie­vať? odpoviedal? „niekedy v našej ma­lej izbyčke a niekedy v sieni.“</text:span></text:span></text:p>
        <text:p text:style-name="P6"><text:span text:style-name="CharStyle12"><text:span text:style-name="T8">Ažda len nemyslíš, môj maličký či­tateľu, že si ešte primladý k tomu, aby si sa modlil?</text:span></text:span></text:p>
        <text:p text:style-name="P6"><text:span text:style-name="CharStyle12"><text:span text:style-name="T8">Možno, že mi odpovieš: „Ja sa modlievam ,Otče n</text:span></text:span><text:span text:style-name="CharStyle12"><text:span text:style-name="T1">á</text:span></text:span><text:span text:style-name="CharStyle12"><text:span text:style-name="T4">š</text:span></text:span><text:span text:style-name="CharStyle12"><text:span text:style-name="T6">‘</text:span></text:span><text:span text:style-name="CharStyle12"><text:span text:style-name="T8"> lebo inú modlitbu neviem.“</text:span></text:span></text:p>
        <text:p text:style-name="P12"><text:span text:style-name="CharStyle12"><text:span text:style-name="T8">A či ho aj rozumieš?</text:span></text:span></text:p>
        <text:p text:style-name="P12"><text:span text:style-name="CharStyle12"><text:span text:style-name="T1">„</text:span></text:span><text:span text:style-name="CharStyle12"><text:span text:style-name="T8">Nie, nikto mi ho nevysvetl</text:span></text:span><text:span text:style-name="CharStyle12"><text:span text:style-name="T1">ov</text:span></text:span><text:span text:style-name="CharStyle12"><text:span text:style-name="T8">al.“</text:span></text:span></text:p>
        <text:p text:style-name="P6"><text:span text:style-name="CharStyle12"><text:span text:style-name="T8">Tak sa ty nemodlíš. Slová vraveť, ktorým nerozumieš, to je nie modlitba. Modliť sa, znamená zo srdca </text:span></text:span><text:span text:style-name="CharStyle12"><text:span text:style-name="T1">s</text:span></text:span><text:span text:style-name="CharStyle12"><text:span text:style-name="T8"> Bohom obcovať, Jeho sláviť, za Jeho dary mi­losti ďakovať, a Jeho za to, čo potrebu­jeme, prosiť.</text:span></text:span></text:p>
        <text:p text:style-name="P6"><text:span text:style-name="CharStyle12"><text:span text:style-name="T8">Jedon mladý knieža, syn jednoho anglického kráľa</text:span></text:span><text:span text:style-name="CharStyle12"><text:span text:style-name="T1">,</text:span></text:span><text:span text:style-name="CharStyle12"><text:span text:style-name="T8"> prosil raz svojho uči­teľa, aby ho naučil modliť sa. </text:span></text:span><text:span text:style-name="CharStyle12"><text:span text:style-name="T1">„</text:span></text:span><text:span text:style-name="CharStyle12"><text:span text:style-name="T8">Ach</text:span></text:span><text:span text:style-name="CharStyle12"><text:span text:style-name="T1">,“</text:span></text:span><text:span text:style-name="CharStyle14"><text:span text:style-name="T1"> </text:span></text:span><text:span text:style-name="CharStyle12"><text:span text:style-name="T8">odpoviedal tamten</text:span></text:span><text:span text:style-name="CharStyle12"><text:span text:style-name="T1">,</text:span></text:span><text:span text:style-name="CharStyle12"><text:span text:style-name="T8"> </text:span></text:span><text:span text:style-name="CharStyle12"><text:span text:style-name="T1">„</text:span></text:span><text:span text:style-name="CharStyle12"><text:span text:style-name="T8">t</text:span></text:span><text:span text:style-name="CharStyle12"><text:span text:style-name="T4">y</text:span></text:span><text:span text:style-name="CharStyle12"><text:span text:style-name="T8"> si dieťa, </text:span></text:span><text:span text:style-name="CharStyle12"><text:span text:style-name="T1">a</text:span></text:span><text:span text:style-name="CharStyle12"><text:span text:style-name="T8"> tak ešte primladý, lež aby si na takéto veci myslel. Modlitba je pre dospelých.“</text:span></text:span></text:p>
        <text:p text:style-name="P6"><text:span text:style-name="CharStyle12"><text:span text:style-name="T1">„</text:span></text:span><text:span text:style-name="CharStyle12"><text:span text:style-name="T8">Nie,“ odvetil tento výborný chla­pec, „to nemôže byť. Ja som bol v hrobitove, a videl som tam mnoho hrobov, menších jako som ja, z čoho ja súdim, že nie som primladý, aby som zomrel, a keď som k tom</text:span></text:span><text:span text:style-name="CharStyle12"><text:span text:style-name="T1">u</text:span></text:span><text:span text:style-name="CharStyle12"><text:span text:style-name="T8"> nie primladý, nie som taký ani k tomu, aby som sa modlil.“</text:span></text:span></text:p>
        <text:p text:style-name="P6"><text:span text:style-name="CharStyle12"><text:span text:style-name="T8">Bárs-by si si </text:span></text:span><text:span text:style-name="CharStyle12"><text:span text:style-name="T1">to</text:span></text:span><text:span text:style-name="CharStyle12"><text:span text:style-name="T8">hoto chlapca vyvolil za príklad.</text:span></text:span></text:p>
        <text:p text:style-name="P6"><text:span text:style-name="CharStyle12"><text:span text:style-name="T8">Možno, že povieš: </text:span></text:span><text:span text:style-name="CharStyle12"><text:span text:style-name="T1">„</text:span></text:span><text:span text:style-name="CharStyle12"><text:span text:style-name="T8">Ach, ja som ešte primalý, a neviem sa modliť, jako-by som sa mal. To sa pánu Bohu ne­bude páčiť, jestli jedno malé dieťa, jako som ja, bude sa k </text:span></text:span><text:soft-page-break/><text:span text:style-name="CharStyle12"><text:span text:style-name="T8">nemu zo srdca modliť.“</text:span></text:span></text:p>
        <text:p text:style-name="P6"><text:span text:style-name="CharStyle12"><text:span text:style-name="T8">Dieťa moje, či nevieš, že biblia ho­vorí: „žáden vrabec nepadá na zem, bez v</text:span></text:span><text:span text:style-name="CharStyle12"><text:span text:style-name="T7">ů</text:span></text:span><text:span text:style-name="CharStyle12"><text:span text:style-name="T4">l</text:span></text:span><text:span text:style-name="CharStyle12"><text:span text:style-name="T8">i Otce nebeského?“ Dobrotivý B</text:span></text:span><text:span text:style-name="CharStyle12"><text:span text:style-name="T4">ô</text:span></text:span><text:span text:style-name="CharStyle12"><text:span text:style-name="T8">h pečuje o vtákov, myslíš teda, že On jedno dieťa zavrhne, keď sa ono k Nemu nábožne modlí. On počuje škrek krk</text:span></text:span><text:span text:style-name="CharStyle12"><text:span text:style-name="T1">avč</text:span></text:span><text:span text:style-name="CharStyle12"><text:span text:style-name="T8">ať, ktoré k Nemu volaj</text:span></text:span><text:span text:style-name="CharStyle12"><text:span text:style-name="T4">u</text:span></text:span><text:span text:style-name="CharStyle12"><text:span text:style-name="T8">, taktiež aj mladé </text:span></text:span><text:span text:style-name="CharStyle12"><text:span text:style-name="T1">I</text:span></text:span><text:span text:style-name="CharStyle12"><text:span text:style-name="T8">víča</text:span></text:span><text:span text:style-name="CharStyle12"><text:span text:style-name="T1">tá</text:span></text:span><text:span text:style-name="CharStyle12"><text:span text:style-name="T8">, ktoré za kor</text:span></text:span><text:span text:style-name="CharStyle12"><text:span text:style-name="T1">y</text:span></text:span><text:span text:style-name="CharStyle12"><text:span text:style-name="T8">stou revú, a potravu hľadaj</text:span></text:span><text:span text:style-name="CharStyle12"><text:span text:style-name="T4">u</text:span></text:span><text:span text:style-name="CharStyle12"><text:span text:style-name="T8">. Domnievaš sa, Že On na tvoju modlitbu nepozoruje, že si maliký? Kristus Pán povieda</text:span></text:span><text:span text:style-name="CharStyle12"><text:span text:style-name="T1">l</text:span></text:span><text:span text:style-name="CharStyle12"><text:span text:style-name="T8">: „Nechtež dítek jíti ke </text:span></text:span><text:span text:style-name="CharStyle12"><text:span text:style-name="T1">m</text:span></text:span><text:span text:style-name="CharStyle12"><text:span text:style-name="T4">ň</text:span></text:span><text:span text:style-name="CharStyle12"><text:span text:style-name="T8">e, a nebrántež jím.</text:span></text:span><text:span text:style-name="CharStyle12"><text:span text:style-name="T1">“</text:span></text:span><text:span text:style-name="CharStyle12"><text:span text:style-name="T8"> A jakože sa môžeš ke Nemu blížiť, jestliže sa nemodlíš? Ty sa nedržíš za primla­dého, keď rodiov tvoj</text:span></text:span><text:span text:style-name="CharStyle12"><text:span text:style-name="T4">í</text:span></text:span><text:span text:style-name="CharStyle12"><text:span text:style-name="T8">ch za to prosíš, čo potrebuješ. Práve tak sa môžeš s pro­sbou i k Pánu Bohu obrátiť, jako k svo­jím rodičom. Mnoho, o ti jetreba, len B</text:span></text:span><text:span text:style-name="CharStyle12"><text:span text:style-name="T4">ô</text:span></text:span><text:span text:style-name="CharStyle12"><text:span text:style-name="T8">h dať môže, a ty potrebuješ nadovšecko nové srdce. Za to Ho máš prosiť. Modli sa teda smele, jako ten pohanský chla­pec: Jezu, môj drahý Spasiteľu, obnov ty moje srdce, odpusť moje hriechy a spas mňa! Amen.</text:span></text:span></text:p>
        <text:h text:style-name="P23" text:outline-level="2"><text:span text:style-name="CharStyle23"><text:span text:style-name="T8"/></text:span></text:h>
        <text:h text:style-name="P24" text:outline-level="2"><text:span text:style-name="CharStyle23"><text:span text:style-name="T8"/></text:span></text:h>
        <text:h text:style-name="P24" text:outline-level="2"><text:bookmark-start text:name="bookmark8"/><text:span text:style-name="CharStyle23"><text:span text:style-name="T8">Učiteľ, ktorého jedon chlapec za­hanbil.</text:span></text:span><text:bookmark-end text:name="bookmark8"/></text:h>
        <text:p text:style-name="P6"><text:span text:style-name="CharStyle12"><text:span text:style-name="T8"/></text:span></text:p>
        <text:p text:style-name="P7"><text:span text:style-name="CharStyle12"><text:span text:style-name="T8">Vo V</text:span></text:span><text:span text:style-name="CharStyle12"><text:span text:style-name="T7">ü</text:span></text:span><text:span text:style-name="CharStyle12"><text:span text:style-name="T8">rtemberku mali jedni pobožní rodičia chlapčoka, ktorého jeho uiteľ — že sa na týchto rodičov bez pr</text:span></text:span><text:span text:style-name="CharStyle12"><text:span text:style-name="T4">i</text:span></text:span><text:span text:style-name="CharStyle12"><text:span text:style-name="T8">činy hne­val — astejšie nevinného potrestal. Toto on žaloval svojím </text:span></text:span><text:span text:style-name="CharStyle12"><text:span text:style-name="T1">ro</text:span></text:span><text:span text:style-name="CharStyle12"><text:span text:style-name="T8">diom. Títo mu tú radu dali, aby on, keď budez as bez pr</text:span></text:span><text:span text:style-name="CharStyle12"><text:span text:style-name="T10">i</text:span></text:span><text:span text:style-name="CharStyle12"><text:span text:style-name="T8">činy bitý, </text:span></text:span><text:span text:style-name="CharStyle12"><text:span text:style-name="T4">š</text:span></text:span><text:span text:style-name="CharStyle12"><text:span text:style-name="T8">iel do </text:span></text:span><text:span text:style-name="CharStyle12"><text:span text:style-name="T1">je</text:span></text:span><text:span text:style-name="CharStyle12"><text:span text:style-name="T8">dno</text:span></text:span><text:span text:style-name="CharStyle12"><text:span text:style-name="T1">ho</text:span></text:span><text:span text:style-name="CharStyle12"><text:span text:style-name="T8"> kúta a modlil sa za svojho u</text:span></text:span><text:span text:style-name="CharStyle12"><text:span text:style-name="T10">i</text:span></text:span><text:span text:style-name="CharStyle12"><text:span text:style-name="T8">teľa, aby mu Spasiteľ túto nesprav</text:span></text:span><text:span text:style-name="CharStyle12"><text:span text:style-name="T1">o</text:span></text:span><text:span text:style-name="CharStyle12"><text:span text:style-name="T8">dlivosť odpustil a myseľ jeho premenil! Ke</text:span></text:span><text:span text:style-name="CharStyle12"><text:span text:style-name="T1">ď</text:span></text:span><text:span text:style-name="CharStyle12"><text:span text:style-name="T8"> sa chlapec po no­vom ubití odstránil a svoju vec Pánu Bohu sp</text:span></text:span><text:span text:style-name="CharStyle12"><text:span text:style-name="T10">l</text:span></text:span><text:span text:style-name="CharStyle12"><text:span text:style-name="T8">a</text:span></text:span><text:span text:style-name="CharStyle12"><text:span text:style-name="T10">č</text:span></text:span><text:span text:style-name="CharStyle12"><text:span text:style-name="T8">om žaloval, učite</text:span></text:span><text:span text:style-name="CharStyle12"><text:span text:style-name="T10">ľ</text:span></text:span><text:span text:style-name="CharStyle12"><text:span text:style-name="T8"> šiel za ním a počúval, jako vylieva srdce svoje. Keď sa z kúta zas na svoje miesto poberal, zpozoroval, že učite</text:span></text:span><text:span text:style-name="CharStyle12"><text:span text:style-name="T4">ľ</text:span></text:span><text:span text:style-name="CharStyle12"><text:span text:style-name="T8"> so slzavýma očami ho tam čakal. Tento ho pojal za ruku a poviedal: </text:span></text:span><text:span text:style-name="CharStyle12"><text:span text:style-name="T1">„</text:span></text:span><text:span text:style-name="CharStyle12"><text:span text:style-name="T8">Dieťa moje! ja som ti často krivdu urobil; a aby si ma viac u Pána Ježiša nežal</text:span></text:span><text:span text:style-name="CharStyle12"><text:span text:style-name="T1">ov</text:span></text:span><text:span text:style-name="CharStyle12"><text:span text:style-name="T8">al, už ťa </text:span></text:span><text:span text:style-name="CharStyle12"><text:span text:style-name="T4">z</text:span></text:span><text:span text:style-name="CharStyle12"><text:span text:style-name="T8">atým nebudem viac biť.“ Od toho času dal svoju lásku tomuto chlapcovi najviac pocítiť.</text:span></text:span></text:p>
        <text:p text:style-name="P12"><text:span text:style-name="CharStyle12"><text:span text:style-name="T8"/></text:span></text:p>
        <text:p text:style-name="P16"><text:span text:style-name="CharStyle12"><text:span text:style-name="T8">Len sa modli s nábožnosťou,</text:span></text:span></text:p>
        <text:p text:style-name="P16"><text:span text:style-name="CharStyle12"><text:span text:style-name="T8">Žiadaj všecko od Neho;</text:span></text:span></text:p>
        <text:p text:style-name="P15"><text:span text:style-name="CharStyle12"><text:span text:style-name="T8">Za teba lial krv s radosťou</text:span></text:span></text:p>
        <text:p text:style-name="P16"><text:span text:style-name="CharStyle12"><text:span text:style-name="T8">Vern</text:span></text:span><text:span text:style-name="CharStyle12"><text:span text:style-name="T4">é</text:span></text:span><text:span text:style-name="CharStyle12"><text:span text:style-name="T8"> je slovo jeho.</text:span></text:span></text:p>
        <text:h text:style-name="P21" text:outline-level="2"><text:span text:style-name="CharStyle23"><text:span text:style-name="T8"/></text:span></text:h>
        <text:h text:style-name="P22" text:outline-level="2"><text:soft-page-break/><text:span text:style-name="CharStyle23"><text:span text:style-name="T8"/></text:span></text:h>
        <text:h text:style-name="P22" text:outline-level="2"><text:bookmark-start text:name="bookmark10"/><text:span text:style-name="CharStyle23"><text:span text:style-name="T8">Spokojný </text:span></text:span><text:span text:style-name="CharStyle23"><text:span text:style-name="T1">a</text:span></text:span><text:span text:style-name="CharStyle23"><text:span text:style-name="T8"> nespokojný.</text:span></text:span><text:bookmark-end text:name="bookmark10"/></text:h>
        <text:p text:style-name="P6"><text:span text:style-name="CharStyle12"><text:span text:style-name="T8"/></text:span></text:p>
        <text:p text:style-name="P7"><text:span text:style-name="CharStyle12"><text:span text:style-name="T8">Dvaja chlapci dostali darom k</text:span></text:span><text:span text:style-name="CharStyle12"><text:span text:style-name="T4">ľ</text:span></text:span><text:span text:style-name="CharStyle12"><text:span text:style-name="T8">zad</text:span></text:span><text:span text:style-name="CharStyle12"><text:span text:style-name="T1">lá. </text:span></text:span><text:span text:style-name="CharStyle12"><text:span text:style-name="T8">Vonku mocne mrzlo a oni úfali sa, že sa na r</text:span></text:span><text:span text:style-name="CharStyle12"><text:span text:style-name="T4">a</text:span></text:span><text:span text:style-name="CharStyle12"><text:span text:style-name="T8">no budú môcť k</text:span></text:span><text:span text:style-name="CharStyle12"><text:span text:style-name="T4">ľ</text:span></text:span><text:span text:style-name="CharStyle12"><text:span text:style-name="T8">zať.</text:span></text:span></text:p>
        <text:p text:style-name="P6"><text:span text:style-name="CharStyle12"><text:span text:style-name="T8">Ale na druhý deň pršalo, </text:span></text:span><text:span text:style-name="CharStyle12"><text:span text:style-name="T1">l</text:span></text:span><text:span text:style-name="CharStyle12"><text:span text:style-name="T8">ad sa to­pil, a oni boli prinúcení zostať dom</text:span></text:span><text:span text:style-name="CharStyle12"><text:span text:style-name="T10">a</text:span></text:span><text:span text:style-name="CharStyle12"><text:span text:style-name="T8">.</text:span></text:span></text:p>
        <text:p text:style-name="P6"><text:span text:style-name="CharStyle12"><text:span text:style-name="T8">Prirodzene, že za tomu ani jed</text:span></text:span><text:span text:style-name="CharStyle12"><text:span text:style-name="T1">e</text:span></text:span><text:span text:style-name="CharStyle12"><text:span text:style-name="T8">n z</text:span></text:span><text:span text:style-name="CharStyle14"><text:span text:style-name="T8"> </text:span></text:span><text:span text:style-name="CharStyle12"><text:span text:style-name="T8">n</text:span></text:span><text:span text:style-name="CharStyle12"><text:span text:style-name="T10">í</text:span></text:span><text:span text:style-name="CharStyle12"><text:span text:style-name="T8">ch neradoval, keď jích nadeja tak zkla-mala. Ale Albert povieda</text:span></text:span><text:span text:style-name="CharStyle12"><text:span text:style-name="T1">l</text:span></text:span><text:span text:style-name="CharStyle12"><text:span text:style-name="T8">: „nič to za to; a ani neosoží zato sa hnevať alebo plakať</text:span></text:span><text:span text:style-name="CharStyle12"><text:span text:style-name="T1">.</text:span></text:span><text:span text:style-name="CharStyle12"><text:span text:style-name="T8"> Sadneme si do teplej chyži, a budeme voliak</text:span></text:span><text:span text:style-name="CharStyle12"><text:span text:style-name="T4">u</text:span></text:span><text:span text:style-name="CharStyle12"><text:span text:style-name="T8"> dobrú knihu čítať!“</text:span></text:span></text:p>
        <text:p text:style-name="P6"><text:span text:style-name="CharStyle12"><text:span text:style-name="T8">Nato si vzal jednu peknú novú knihu z knižnice, sadol si do jednej veľkej ope­r</text:span></text:span><text:span text:style-name="CharStyle12"><text:span text:style-name="T10">á</text:span></text:span><text:span text:style-name="CharStyle12"><text:span text:style-name="T8">cej stolici, a nezadlho zapomenul na svoju nev</text:span></text:span><text:span text:style-name="CharStyle12"><text:span text:style-name="T4">o</text:span></text:span><text:span text:style-name="CharStyle12"><text:span text:style-name="T8">ľu pre ten pôžitok, ktorý na­šiel v čítaní. Jeho brat Petor nechcel sa s touto radou uspokojiť a poviedal: „čo ma po tvojej knih</text:span></text:span><text:span text:style-name="CharStyle12"><text:span text:style-name="T1">e</text:span></text:span><text:span text:style-name="CharStyle12"><text:span text:style-name="T8">; dosť ma mučia s knihami v škol</text:span></text:span><text:span text:style-name="CharStyle12"><text:span text:style-name="T1">e</text:span></text:span><text:span text:style-name="CharStyle12"><text:span text:style-name="T8">; ja sa chcem dnes k</text:span></text:span><text:span text:style-name="CharStyle12"><text:span text:style-name="T4">ľ</text:span></text:span><text:span text:style-name="CharStyle12"><text:span text:style-name="T8">zať; omrzl</text:span></text:span><text:span text:style-name="CharStyle12"><text:span text:style-name="T10">á</text:span></text:span><text:span text:style-name="CharStyle12"><text:span text:style-name="T8"> vec, že tak prší.</text:span></text:span><text:span text:style-name="CharStyle12"><text:span text:style-name="T1">“</text:span></text:span></text:p>
        <text:p text:style-name="P6"><text:span text:style-name="CharStyle12"><text:span text:style-name="T8">S týmito slovami zastal si k obloku, položil ruky do vačku a takú kyselú tvár robil, že-by vás boly razom zuby rozbo­leli, keby ste ho boli videli. Zdálo sa, že tomu dáždu lista vykrivuje. Neborá</text:span></text:span><text:span text:style-name="CharStyle12"><text:span text:style-name="T1">k</text:span></text:span><text:span text:style-name="CharStyle12"><text:span text:style-name="T8">! Velmi smutne ztrávil celý ten deň, lebo dážď nič nedbal na jeho hnevivú tvár, ale pršal vždy hustejšie, jako čo-by sa bol nerozumnému chlapcovi posmieval.</text:span></text:span></text:p>
        <text:p text:style-name="P6"><text:span text:style-name="CharStyle12"><text:span text:style-name="T8">Tu ho vidíte vykresleného, jako ne­spokojného chlapca, taktiež i jeho brata Alfréda, ktorý je tak spokojný, jako tá vevorička na buku, — </text:span></text:span><text:span text:style-name="CharStyle12"><text:span text:style-name="T1">a</text:span></text:span><text:span text:style-name="CharStyle12"><text:span text:style-name="T8"> tak šťastný, jakým ho len jeho dobré srdce a tá po</text:span></text:span><text:span text:style-name="CharStyle12"><text:span text:style-name="T1">uč</text:span></text:span><text:span text:style-name="CharStyle12"><text:span text:style-name="T8">ná kniha urobiť mohly.</text:span></text:span></text:p>
        <text:p text:style-name="P6"><text:span text:style-name="CharStyle12"><text:span text:style-name="T8">Ktorému dáte prednosť, moje milé dietky? Alfrédovi? Dobre, teda ho na­sledujte, tak mu aj podobní budete.</text:span></text:span></text:p>
        <text:h text:style-name="P21" text:outline-level="2"><text:span text:style-name="CharStyle23"><text:span text:style-name="T8"/></text:span></text:h>
        <text:h text:style-name="P22" text:outline-level="2"><text:span text:style-name="CharStyle23"><text:span text:style-name="T8"/></text:span></text:h>
        <text:h text:style-name="P22" text:outline-level="2"><text:bookmark-start text:name="bookmark12"/><text:span text:style-name="CharStyle23"><text:span text:style-name="T8">Naše út</text:span></text:span><text:span text:style-name="CharStyle23"><text:span text:style-name="T1">oč</text:span></text:span><text:span text:style-name="CharStyle23"><text:span text:style-name="T8">i</text:span></text:span><text:span text:style-name="CharStyle23"><text:span text:style-name="T10">š</text:span></text:span><text:span text:style-name="CharStyle23"><text:span text:style-name="T1">te</text:span></text:span><text:span text:style-name="CharStyle23"><text:span text:style-name="T8">.</text:span></text:span><text:bookmark-end text:name="bookmark12"/></text:h>
        <text:p text:style-name="P6"><text:span text:style-name="CharStyle12"><text:span text:style-name="T8"/></text:span></text:p>
        <text:p text:style-name="P7"><text:span text:style-name="CharStyle12"><text:span text:style-name="T8">Jedon vtáčik, ktorého jastráb pre­nasledoval, hladal útočište v jednej z</text:span></text:span><text:span text:style-name="CharStyle12"><text:span text:style-name="T5">a</text:span></text:span><text:span text:style-name="CharStyle12"><text:span text:style-name="T8">hrade a chcel sa tam pod krovím ukryť, ale tento dravec i tam ho nasledoval. Vtáčikovi sa i to ledva podarilo svojmu prenasledovateľovi utiecť. Medzitým, práve keď ho už všecka sila opúštala, a už-by ho bol jastráb takmer roztrhal, otvorily sa dvere zahrady, a jeden starý človek vstúpil dnu, ktorému vtáčik v ústrety letel a v ňád</text:span></text:span><text:span text:style-name="CharStyle12"><text:span text:style-name="T1">ra</text:span></text:span><text:span text:style-name="CharStyle12"><text:span text:style-name="T8">ch jeho sa </text:span></text:span><text:soft-page-break/><text:span text:style-name="CharStyle12"><text:span text:style-name="T8">ukryl.</text:span></text:span></text:p>
        <text:p text:style-name="P8"><text:span text:style-name="CharStyle12"><text:span text:style-name="T8">Táto rozprávka je veľmi podobná l</text:span></text:span><text:span text:style-name="CharStyle12"><text:span text:style-name="T5">o</text:span></text:span><text:span text:style-name="CharStyle12"><text:span text:style-name="T8">su prenasledovaného hriešnika. Diabol ho hľadá, a nikde nenachodí ochrany, jestliže do náruč Ježiša Krista </text:span></text:span><text:span text:style-name="CharStyle12"><text:span text:style-name="T5">n</text:span></text:span><text:span text:style-name="CharStyle12"><text:span text:style-name="T8">epospiecha, kde jedine bezpečne spočinúť možno. Moje milé dietky, hľadajte </text:span></text:span><text:span text:style-name="CharStyle12"><text:span text:style-name="T1">u</text:span></text:span><text:span text:style-name="CharStyle12"><text:span text:style-name="T8"> Spasiteľa vaše </text:span></text:span><text:span text:style-name="CharStyle12"><text:span text:style-name="T1">ú</text:span></text:span><text:span text:style-name="CharStyle12"><text:span text:style-name="T8">točište!</text:span></text:span></text:p>
        <text:p text:style-name="P4"><text:bookmark text:name="bookmark14"/><text:span text:style-name="CharStyle23"><text:span text:style-name="T1"/></text:span></text:p>
        <text:p text:style-name="P3"/>
        <text:h text:style-name="P21" text:outline-level="2"><text:span text:style-name="CharStyle23"><text:span text:style-name="T8">Panička Anna a mala Helena.</text:span></text:span></text:h>
        <text:p text:style-name="P6"><text:span text:style-name="CharStyle12"><text:span text:style-name="T8"/></text:span></text:p>
        <text:p text:style-name="P7"><text:span text:style-name="CharStyle12"><text:span text:style-name="T8">To malé dievča na predloženom obraze menovali Helenou. Ona bola chu­dobná a neumelá. </text:span></text:span><text:span text:style-name="CharStyle12"><text:span text:style-name="T1">T</text:span></text:span><text:span text:style-name="CharStyle12"><text:span text:style-name="T5">u</text:span></text:span><text:span text:style-name="CharStyle12"><text:span text:style-name="T8"> mladú paničku vedľa nej menovali Annou, a tá bola bo­haté, pobožné a dobre vychované dievča, ktoré rado dobre činilo. Ona sa dozve­dela, že tá chudobná malá Helena ničoho neznala o Bohu a o jeho slove, ba ani len čítať nevedela, a preto sa stala jej učiteľkou.</text:span></text:span></text:p>
        <text:p text:style-name="P6"><text:span text:style-name="CharStyle12"><text:span text:style-name="T8">Helena učila sa ľahko a bola veľmi </text:span></text:span><text:span text:style-name="CharStyle12"><text:span text:style-name="T1">ve</text:span></text:span><text:span text:style-name="CharStyle12"><text:span text:style-name="T8">dochtivá. Raz sa jej spýtala mladej pa­ničky:</text:span></text:span></text:p>
        <text:p text:style-name="P6"><text:span text:style-name="CharStyle12"><text:span text:style-name="T1">„</text:span></text:span><text:span text:style-name="CharStyle12"><text:span text:style-name="T8">Prečo maj</text:span></text:span><text:span text:style-name="CharStyle12"><text:span text:style-name="T5">u</text:span></text:span><text:span text:style-name="CharStyle12"><text:span text:style-name="T8"> všeci ľudia bezbožné srdce jako Adam a Eva keď v raji zhrešili?</text:span></text:span></text:p>
        <text:p text:style-name="P11"><text:span text:style-name="CharStyle12"><text:span text:style-name="T8">Panička Anna miesto toho, aby bola na otázku dieťaťá odpoviedala, zaviedla ju do zahrady a ukázala jej dva ružové kri, z ktorých jedon bol velmi pekný, plný najkrásnejších ruží, druhý bol zakrpelý a mal len niektoré biedne kvietky na sebe.</text:span></text:span></text:p>
        <text:p text:style-name="P12"><text:span text:style-name="CharStyle12"><text:span text:style-name="T8">„Helena, ktorý sa ti z týchto ružo</text:span></text:span><text:span text:style-name="CharStyle12"><text:span text:style-name="T11">v</text:span></text:span><text:span text:style-name="CharStyle12"><text:span text:style-name="T8">ých krovov najlepšie páči?“ zpytova</text:span></text:span><text:span text:style-name="CharStyle12"><text:span text:style-name="T11">la</text:span></text:span><text:span text:style-name="CharStyle12"><text:span text:style-name="T8"> sa jej panička.</text:span></text:span></text:p>
        <text:p text:style-name="P6"><text:span text:style-name="CharStyle12"><text:span text:style-name="T8">„Ach, panička moja, tento t</text:span></text:span><text:span text:style-name="CharStyle12"><text:span text:style-name="T5">u</text:span></text:span><text:span text:style-name="CharStyle12"><text:span text:style-name="T8">,</text:span></text:span><text:span text:style-name="CharStyle12"><text:span text:style-name="T1">“</text:span></text:span><text:span text:style-name="CharStyle12"><text:span text:style-name="T8"> odpoviedala Helena, ukazujúc na ten, ktorý mal tie mnohé pekné ruže na sebe.</text:span></text:span></text:p>
        <text:p text:style-name="P6"><text:span text:style-name="CharStyle12"><text:span text:style-name="T1">„</text:span></text:span><text:span text:style-name="CharStyle12"><text:span text:style-name="T8">Pravdu máš, ten je o veľa krajší jako</text:span></text:span><text:span text:style-name="CharStyle12"><text:span text:style-name="T1"> </text:span></text:span><text:span text:style-name="CharStyle12"><text:span text:style-name="T8">ten druhý,“ odpoviedala Anna</text:span></text:span><text:span text:style-name="CharStyle12"><text:span text:style-name="T1">.</text:span></text:span><text:span text:style-name="CharStyle12"><text:span text:style-name="T8"> „Ale,“ doložila ešte „keby som z neho podobný stromčok vychovať chcela, čo-by som musela urobiť?“</text:span></text:span></text:p>
        <text:p text:style-name="P6"><text:span text:style-name="CharStyle12"><text:span text:style-name="T8">„</text:span></text:span><text:span text:style-name="CharStyle12"><text:span text:style-name="T1">Č</text:span></text:span><text:span text:style-name="CharStyle12"><text:span text:style-name="T8">iby ste nemusely jednu halúzku s neho do zemi zasadiť?“ poviedalo dievča.</text:span></text:span></text:p>
        <text:p text:style-name="P6"><text:span text:style-name="CharStyle12"><text:span text:style-name="T8">„A keby som na miesto toho s tejto špatnej ruži jednu halúzku zasadila, čiby táto tiež tak pekné ruže mala, jako tá druhá?</text:span></text:span></text:p>
        <text:p text:style-name="P6"><text:span text:style-name="CharStyle12"><text:span text:style-name="T8">Dievča s podivením hľadelo na mladú paničku, a poviedalo: „Ach, panička moja, tie-by boly práve tak špatné, jako tam­tie, ktoré sa na tom zakrpelom ružovom k</text:span></text:span><text:span text:style-name="CharStyle12"><text:span text:style-name="T1">r</text:span></text:span><text:span text:style-name="CharStyle12"><text:span text:style-name="T8">i nachodia.“</text:span></text:span></text:p>
        <text:p text:style-name="P6"><text:span text:style-name="CharStyle12"><text:span text:style-name="T8">Veľmi dobre,“ odpoviedala mladá panička.</text:span></text:span></text:p>
        <text:p text:style-name="P6"><text:soft-page-break/><text:span text:style-name="CharStyle12"><text:span text:style-name="T8">„Či teda už chápeš, z kadiaľ to po­chodí, že všeci ľudia maj</text:span></text:span><text:span text:style-name="CharStyle12"><text:span text:style-name="T5">u</text:span></text:span><text:span text:style-name="CharStyle12"><text:span text:style-name="T8"> bezbožné srdce jako Adam a Eva, keď v raji zhrešili</text:span></text:span><text:span text:style-name="CharStyle12"><text:span text:style-name="T1">. </text:span></text:span><text:span text:style-name="CharStyle12"><text:span text:style-name="T8">Či nahliadaš teraz, že z planého nikdy nič dobrého pochodiť nemôže</text:span></text:span><text:span text:style-name="CharStyle12"><text:span text:style-name="T1">?“</text:span></text:span></text:p>
        <text:p text:style-name="P6"><text:span text:style-name="CharStyle12"><text:span text:style-name="T8">Helena v tom okamžení pochopila, čo rozumela mladá panička pod tým. Otázka bola zodpovedaná.</text:span></text:span></text:p>
        <text:p text:style-name="P6"><text:span text:style-name="CharStyle12"><text:span text:style-name="T8">Moje milé dietky, teší ma, že vám môžem oznámiť, že Helena pri takomto vyučovaní svojej dobrodinkyn</text:span></text:span><text:span text:style-name="CharStyle12"><text:span text:style-name="T1">i</text:span></text:span><text:span text:style-name="CharStyle12"><text:span text:style-name="T8">, stala sa pozdejšie pobožnou a užitočnou pannou. Buďte aj vy pozorlivé, keď slovo Božie čítate, alebo keď vám ho vykladajú. Pro­ste milého Spasiteľa, aby to zlé srdce, ktoré od prirodzenosti máte, vám odňal, a dal vám srdce nové, aby ste aj vy jako ten krásny kvet z zahrade Boha našého vyvinúť sa mohly.</text:span></text:span></text:p>
        <text:p text:style-name="P13"><text:span text:style-name="CharStyle15"><text:span text:style-name="T8"/></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Microsoft Sans Serif" svg:font-family="'Microsoft San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in" fo:margin-right="0in" fo:margin-top="0in" fo:margin-bottom="0in" style: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1" style:display-name="Záhlavie #1" style:family="paragraph" style:list-style-name="" style:master-page-name="">
      <loext:graphic-properties draw:fill="none" draw:fill-color="#729fcf"/>
      <style:paragraph-properties fo:margin-left="0in" fo:margin-right="0in" fo:text-indent="0.1665in"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0835in" fo:margin-right="0in" fo:text-indent="0.1665in"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in" fo:margin-right="0in" fo:text-indent="0.278in" style:auto-text-indent="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Obsah" style:family="paragraph" style:master-page-name="">
      <loext:graphic-properties draw:fill="none" draw:fill-color="#729fcf"/>
      <style:paragraph-properties fo:margin-left="1.1457in" fo:margin-right="0in" fo:text-indent="0in" style:auto-text-indent="false"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Iné" style:family="paragraph" style:master-page-name="">
      <loext:graphic-properties draw:fill="none" draw:fill-color="#729fcf"/>
      <style:paragraph-properties fo:margin-left="0in" fo:margin-right="0in" fo:text-indent="0.278in"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FontStyle" style:family="text">
      <style:text-properties fo:color="#000000" loext:opacity="1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loext:opacity="100%"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loext:opacity="100%" fo:language="sk" fo:country="SK" style:language-asian="sk" style:country-asian="SK" style:language-complex="sk" style:country-complex="SK"/>
    </style:style>
    <style:style style:name="CharStyle9" style:family="text" style:parent-style-name="DefaultFontStyle"/>
    <style:style style:name="CharStyle10" style:family="text" style:parent-style-name="CharStyle9">
      <style:text-properties fo:color="#000000" loext:opacity="100%" fo:language="sk" fo:country="SK" style:language-asian="sk" style:country-asian="SK" style:language-complex="sk" style:country-complex="SK"/>
    </style:style>
    <style:style style:name="CharStyle12" style:family="text" style:parent-style-name="DefaultFontStyle"/>
    <style:style style:name="CharStyle14" style:family="text" style:parent-style-name="DefaultFontStyle"/>
    <style:style style:name="CharStyle15" style:family="text" style:parent-style-name="CharStyle14">
      <style:text-properties fo:color="#000000" loext:opacity="100%" fo:language="sk" fo:country="SK" style:language-asian="sk" style:country-asian="SK" style:language-complex="sk" style:country-complex="SK"/>
    </style:style>
    <style:style style:name="CharStyle16" style:family="text" style:parent-style-name="CharStyle9">
      <style:text-properties fo:color="#000000" loext:opacity="100%" fo:language="sk" fo:country="SK" style:language-asian="sk" style:country-asian="SK" style:language-complex="sk" style:country-complex="SK"/>
    </style:style>
    <style:style style:name="CharStyle18" style:family="text" style:parent-style-name="DefaultFontStyle"/>
    <style:style style:name="CharStyle19" style:family="text" style:parent-style-name="CharStyle18">
      <style:text-properties fo:color="#000000" loext:opacity="100%" fo:language="sk" fo:country="SK" style:language-asian="sk" style:country-asian="SK" style:language-complex="sk" style:country-complex="SK"/>
    </style:style>
    <style:style style:name="CharStyle20" style:family="text" style:parent-style-name="CharStyle18">
      <style:text-properties fo:color="#000000" loext:opacity="100%" fo:language="sk" fo:country="SK" style:language-asian="sk" style:country-asian="SK" style:language-complex="sk" style:country-complex="SK"/>
    </style:style>
    <style:style style:name="CharStyle21" style:family="text" style:parent-style-name="CharStyle18">
      <style:text-properties fo:color="#000000" loext:opacity="100%" fo:language="sk" fo:country="SK" style:language-asian="sk" style:country-asian="SK" style:language-complex="sk" style:country-complex="SK"/>
    </style:style>
    <style:style style:name="CharStyle23" style:family="text" style:parent-style-name="DefaultFontStyle"/>
    <style:style style:name="CharStyle24" style:family="text" style:parent-style-name="CharStyle12">
      <style:text-properties fo:color="#000000" loext:opacity="100%" fo:language="sk" fo:country="SK" style:language-asian="sk" style:country-asian="SK" style:language-complex="sk" style:country-complex="SK"/>
    </style:style>
    <style:style style:name="CharStyle25" style:family="text" style:parent-style-name="CharStyle12">
      <style:text-properties fo:color="#000000" loext:opacity="100%" fo:language="sk" fo:country="SK" style:language-asian="sk" style:country-asian="SK" style:language-complex="sk" style:country-complex="SK"/>
    </style:style>
    <style:style style:name="CharStyle26" style:family="text" style:parent-style-name="CharStyle12">
      <style:text-properties fo:color="#000000" loext:opacity="100%" fo:language="sk" fo:country="SK" style:language-asian="sk" style:country-asian="SK" style:language-complex="sk" style:country-complex="SK"/>
    </style:style>
    <style:style style:name="CharStyle27" style:family="text" style:parent-style-name="CharStyle9">
      <style:text-properties fo:color="#000000" loext:opacity="100%" fo:language="sk" fo:country="SK" style:language-asian="sk" style:country-asian="SK" style:language-complex="sk" style:country-complex="SK"/>
    </style:style>
    <style:style style:name="CharStyle28" style:family="text" style:parent-style-name="CharStyle14">
      <style:text-properties fo:color="#000000" loext:opacity="100%" fo:language="sk" fo:country="SK" style:language-asian="sk" style:country-asian="SK" style:language-complex="sk" style:country-complex="SK"/>
    </style:style>
    <style:style style:name="CharStyle30" style:family="text" style:parent-style-name="DefaultFontStyle"/>
    <style:style style:name="CharStyle31" style:family="text" style:parent-style-name="CharStyle12">
      <style:text-properties fo:color="#000000" loext:opacity="100%" fo:language="sk" fo:country="SK" style:language-asian="sk" style:country-asian="SK" style:language-complex="sk" style:country-complex="SK"/>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45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035in" fo:margin-left="0in" fo:margin-right="0in" fo:margin-bottom="0in"/>
      </style:header-style>
      <style:footer-style>
        <style:header-footer-properties fo:min-height="0.25in" fo:margin-left="0in" fo:margin-right="0in" fo:margin-top="0.25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0" style:page-layout-name="Mpm2"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initial-creator/>
    <meta:keyword/>
    <dc:date>2023-12-21T22:30:45.552000000</dc:date>
    <meta:editing-duration>PT7H6M54S</meta:editing-duration>
    <meta:editing-cycles>2</meta:editing-cycles>
    <meta:generator>LibreOffice/7.3.7.2$Linux_X86_64 LibreOffice_project/30$Build-2</meta:generator>
    <meta:document-statistic meta:table-count="0" meta:image-count="0" meta:object-count="0" meta:page-count="11" meta:paragraph-count="73" meta:word-count="3872" meta:character-count="22324" meta:non-whitespace-character-count="18514"/>
  </office:meta>
</office:document-meta>
</file>